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91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ory" table:style-name="ta1">
        <table:shapes>
          <draw:frame draw:z-index="0" draw:style-name="gr1" draw:text-style-name="P1" svg:width="13.4827in" svg:height="7.561in" svg:x="5.2913in" svg:y="0.4705in">
            <draw:object draw:notify-on-update-of-ranges="memory.B1:memory.B1 memory.B2:memory.B151 memory.C1:memory.C1 memory.C2:memory.C151 memory.D1:memory.D1 memory.D2:memory.D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Default" office:value-type="string" calcext:value-type="string">
            <text:p>wall_clock</text:p>
          </table:table-cell>
          <table:table-cell office:value-type="string" calcext:value-type="string">
            <text:p>relative ti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2020-06-29 15:16:31.088642</text:p>
          </table:table-cell>
          <table:table-cell office:value-type="float" office:value="0" calcext:value-type="float">
            <text:p>0</text:p>
          </table:table-cell>
          <table:table-cell table:formula="of:=[.E2]-[.D2]" office:value-type="float" office:value="117548" calcext:value-type="float">
            <text:p>117548</text:p>
          </table:table-cell>
          <table:table-cell office:value-type="float" office:value="0" calcext:value-type="float">
            <text:p>0</text:p>
          </table:table-cell>
          <table:table-cell office:value-type="float" office:value="117548" calcext:value-type="float">
            <text:p>117548</text:p>
          </table:table-cell>
        </table:table-row>
        <table:table-row table:style-name="ro1">
          <table:table-cell office:value-type="string" calcext:value-type="string">
            <text:p>2020-06-29 15:16:42.746858</text:p>
          </table:table-cell>
          <table:table-cell office:value-type="float" office:value="11.658216" calcext:value-type="float">
            <text:p>11.658216</text:p>
          </table:table-cell>
          <table:table-cell table:formula="of:=[.E3]-[.D3]" office:value-type="float" office:value="145228" calcext:value-type="float">
            <text:p>145228</text:p>
          </table:table-cell>
          <table:table-cell office:value-type="float" office:value="0" calcext:value-type="float">
            <text:p>0</text:p>
          </table:table-cell>
          <table:table-cell office:value-type="float" office:value="145228" calcext:value-type="float">
            <text:p>145228</text:p>
          </table:table-cell>
        </table:table-row>
        <table:table-row table:style-name="ro1">
          <table:table-cell office:value-type="string" calcext:value-type="string">
            <text:p>2020-06-29 15:16:42.850247</text:p>
          </table:table-cell>
          <table:table-cell office:value-type="float" office:value="11.761605" calcext:value-type="float">
            <text:p>11.761605</text:p>
          </table:table-cell>
          <table:table-cell table:formula="of:=[.E4]-[.D4]" office:value-type="float" office:value="145228" calcext:value-type="float">
            <text:p>145228</text:p>
          </table:table-cell>
          <table:table-cell office:value-type="float" office:value="0" calcext:value-type="float">
            <text:p>0</text:p>
          </table:table-cell>
          <table:table-cell office:value-type="float" office:value="145228" calcext:value-type="float">
            <text:p>145228</text:p>
          </table:table-cell>
        </table:table-row>
        <table:table-row table:style-name="ro1">
          <table:table-cell office:value-type="string" calcext:value-type="string">
            <text:p>2020-06-29 15:16:42.957310</text:p>
          </table:table-cell>
          <table:table-cell office:value-type="float" office:value="11.868668" calcext:value-type="float">
            <text:p>11.868668</text:p>
          </table:table-cell>
          <table:table-cell table:formula="of:=[.E5]-[.D5]" office:value-type="float" office:value="145228" calcext:value-type="float">
            <text:p>145228</text:p>
          </table:table-cell>
          <table:table-cell office:value-type="float" office:value="0" calcext:value-type="float">
            <text:p>0</text:p>
          </table:table-cell>
          <table:table-cell office:value-type="float" office:value="145228" calcext:value-type="float">
            <text:p>145228</text:p>
          </table:table-cell>
        </table:table-row>
        <table:table-row table:style-name="ro1">
          <table:table-cell office:value-type="string" calcext:value-type="string">
            <text:p>2020-06-29 15:16:43.065115</text:p>
          </table:table-cell>
          <table:table-cell office:value-type="float" office:value="11.976473" calcext:value-type="float">
            <text:p>11.976473</text:p>
          </table:table-cell>
          <table:table-cell table:formula="of:=[.E6]-[.D6]" office:value-type="float" office:value="145228" calcext:value-type="float">
            <text:p>145228</text:p>
          </table:table-cell>
          <table:table-cell office:value-type="float" office:value="0" calcext:value-type="float">
            <text:p>0</text:p>
          </table:table-cell>
          <table:table-cell office:value-type="float" office:value="145228" calcext:value-type="float">
            <text:p>145228</text:p>
          </table:table-cell>
        </table:table-row>
        <table:table-row table:style-name="ro1">
          <table:table-cell office:value-type="string" calcext:value-type="string">
            <text:p>2020-06-29 15:16:43.173413</text:p>
          </table:table-cell>
          <table:table-cell office:value-type="float" office:value="12.084771" calcext:value-type="float">
            <text:p>12.084771</text:p>
          </table:table-cell>
          <table:table-cell table:formula="of:=[.E7]-[.D7]" office:value-type="float" office:value="145228" calcext:value-type="float">
            <text:p>145228</text:p>
          </table:table-cell>
          <table:table-cell office:value-type="float" office:value="0" calcext:value-type="float">
            <text:p>0</text:p>
          </table:table-cell>
          <table:table-cell office:value-type="float" office:value="145228" calcext:value-type="float">
            <text:p>145228</text:p>
          </table:table-cell>
        </table:table-row>
        <table:table-row table:style-name="ro1">
          <table:table-cell office:value-type="string" calcext:value-type="string">
            <text:p>2020-06-29 15:16:43.281353</text:p>
          </table:table-cell>
          <table:table-cell office:value-type="float" office:value="12.192711" calcext:value-type="float">
            <text:p>12.192711</text:p>
          </table:table-cell>
          <table:table-cell table:formula="of:=[.E8]-[.D8]" office:value-type="float" office:value="145228" calcext:value-type="float">
            <text:p>145228</text:p>
          </table:table-cell>
          <table:table-cell office:value-type="float" office:value="0" calcext:value-type="float">
            <text:p>0</text:p>
          </table:table-cell>
          <table:table-cell office:value-type="float" office:value="145228" calcext:value-type="float">
            <text:p>145228</text:p>
          </table:table-cell>
        </table:table-row>
        <table:table-row table:style-name="ro1">
          <table:table-cell office:value-type="string" calcext:value-type="string">
            <text:p>2020-06-29 15:16:43.390617</text:p>
          </table:table-cell>
          <table:table-cell office:value-type="float" office:value="12.301975" calcext:value-type="float">
            <text:p>12.301975</text:p>
          </table:table-cell>
          <table:table-cell table:formula="of:=[.E9]-[.D9]" office:value-type="float" office:value="145228" calcext:value-type="float">
            <text:p>145228</text:p>
          </table:table-cell>
          <table:table-cell office:value-type="float" office:value="0" calcext:value-type="float">
            <text:p>0</text:p>
          </table:table-cell>
          <table:table-cell office:value-type="float" office:value="145228" calcext:value-type="float">
            <text:p>145228</text:p>
          </table:table-cell>
        </table:table-row>
        <table:table-row table:style-name="ro1">
          <table:table-cell office:value-type="string" calcext:value-type="string">
            <text:p>2020-06-29 15:16:43.499476</text:p>
          </table:table-cell>
          <table:table-cell office:value-type="float" office:value="12.410834" calcext:value-type="float">
            <text:p>12.410834</text:p>
          </table:table-cell>
          <table:table-cell table:formula="of:=[.E10]-[.D10]" office:value-type="float" office:value="145228" calcext:value-type="float">
            <text:p>145228</text:p>
          </table:table-cell>
          <table:table-cell office:value-type="float" office:value="0" calcext:value-type="float">
            <text:p>0</text:p>
          </table:table-cell>
          <table:table-cell office:value-type="float" office:value="145228" calcext:value-type="float">
            <text:p>145228</text:p>
          </table:table-cell>
        </table:table-row>
        <table:table-row table:style-name="ro1">
          <table:table-cell office:value-type="string" calcext:value-type="string">
            <text:p>2020-06-29 15:16:43.611388</text:p>
          </table:table-cell>
          <table:table-cell office:value-type="float" office:value="12.522746" calcext:value-type="float">
            <text:p>12.522746</text:p>
          </table:table-cell>
          <table:table-cell table:formula="of:=[.E11]-[.D11]" office:value-type="float" office:value="145228" calcext:value-type="float">
            <text:p>145228</text:p>
          </table:table-cell>
          <table:table-cell office:value-type="float" office:value="0" calcext:value-type="float">
            <text:p>0</text:p>
          </table:table-cell>
          <table:table-cell office:value-type="float" office:value="145228" calcext:value-type="float">
            <text:p>145228</text:p>
          </table:table-cell>
        </table:table-row>
        <table:table-row table:style-name="ro1">
          <table:table-cell office:value-type="string" calcext:value-type="string">
            <text:p>2020-06-29 15:16:43.726777</text:p>
          </table:table-cell>
          <table:table-cell office:value-type="float" office:value="12.638135" calcext:value-type="float">
            <text:p>12.638135</text:p>
          </table:table-cell>
          <table:table-cell table:formula="of:=[.E12]-[.D12]" office:value-type="float" office:value="145228" calcext:value-type="float">
            <text:p>145228</text:p>
          </table:table-cell>
          <table:table-cell office:value-type="float" office:value="0" calcext:value-type="float">
            <text:p>0</text:p>
          </table:table-cell>
          <table:table-cell office:value-type="float" office:value="145228" calcext:value-type="float">
            <text:p>145228</text:p>
          </table:table-cell>
        </table:table-row>
        <table:table-row table:style-name="ro1">
          <table:table-cell office:value-type="string" calcext:value-type="string">
            <text:p>2020-06-29 15:16:43.835017</text:p>
          </table:table-cell>
          <table:table-cell office:value-type="float" office:value="12.746375" calcext:value-type="float">
            <text:p>12.746375</text:p>
          </table:table-cell>
          <table:table-cell table:formula="of:=[.E13]-[.D13]" office:value-type="float" office:value="145228" calcext:value-type="float">
            <text:p>145228</text:p>
          </table:table-cell>
          <table:table-cell office:value-type="float" office:value="0" calcext:value-type="float">
            <text:p>0</text:p>
          </table:table-cell>
          <table:table-cell office:value-type="float" office:value="145228" calcext:value-type="float">
            <text:p>145228</text:p>
          </table:table-cell>
        </table:table-row>
        <table:table-row table:style-name="ro1">
          <table:table-cell office:value-type="string" calcext:value-type="string">
            <text:p>2020-06-29 15:16:43.943306</text:p>
          </table:table-cell>
          <table:table-cell office:value-type="float" office:value="12.854664" calcext:value-type="float">
            <text:p>12.854664</text:p>
          </table:table-cell>
          <table:table-cell table:formula="of:=[.E14]-[.D14]" office:value-type="float" office:value="145228" calcext:value-type="float">
            <text:p>145228</text:p>
          </table:table-cell>
          <table:table-cell office:value-type="float" office:value="0" calcext:value-type="float">
            <text:p>0</text:p>
          </table:table-cell>
          <table:table-cell office:value-type="float" office:value="145228" calcext:value-type="float">
            <text:p>145228</text:p>
          </table:table-cell>
        </table:table-row>
        <table:table-row table:style-name="ro1">
          <table:table-cell office:value-type="string" calcext:value-type="string">
            <text:p>2020-06-29 15:16:44.052351</text:p>
          </table:table-cell>
          <table:table-cell office:value-type="float" office:value="12.963709" calcext:value-type="float">
            <text:p>12.963709</text:p>
          </table:table-cell>
          <table:table-cell table:formula="of:=[.E15]-[.D15]" office:value-type="float" office:value="145228" calcext:value-type="float">
            <text:p>145228</text:p>
          </table:table-cell>
          <table:table-cell office:value-type="float" office:value="0" calcext:value-type="float">
            <text:p>0</text:p>
          </table:table-cell>
          <table:table-cell office:value-type="float" office:value="145228" calcext:value-type="float">
            <text:p>145228</text:p>
          </table:table-cell>
        </table:table-row>
        <table:table-row table:style-name="ro1">
          <table:table-cell office:value-type="string" calcext:value-type="string">
            <text:p>2020-06-29 15:16:44.157976</text:p>
          </table:table-cell>
          <table:table-cell office:value-type="float" office:value="13.069334" calcext:value-type="float">
            <text:p>13.069334</text:p>
          </table:table-cell>
          <table:table-cell table:formula="of:=[.E16]-[.D16]" office:value-type="float" office:value="145228" calcext:value-type="float">
            <text:p>145228</text:p>
          </table:table-cell>
          <table:table-cell office:value-type="float" office:value="0" calcext:value-type="float">
            <text:p>0</text:p>
          </table:table-cell>
          <table:table-cell office:value-type="float" office:value="145228" calcext:value-type="float">
            <text:p>145228</text:p>
          </table:table-cell>
        </table:table-row>
        <table:table-row table:style-name="ro1">
          <table:table-cell office:value-type="string" calcext:value-type="string">
            <text:p>2020-06-29 15:16:44.267112</text:p>
          </table:table-cell>
          <table:table-cell office:value-type="float" office:value="13.17847" calcext:value-type="float">
            <text:p>13.17847</text:p>
          </table:table-cell>
          <table:table-cell table:formula="of:=[.E17]-[.D17]" office:value-type="float" office:value="145228" calcext:value-type="float">
            <text:p>145228</text:p>
          </table:table-cell>
          <table:table-cell office:value-type="float" office:value="0" calcext:value-type="float">
            <text:p>0</text:p>
          </table:table-cell>
          <table:table-cell office:value-type="float" office:value="145228" calcext:value-type="float">
            <text:p>145228</text:p>
          </table:table-cell>
        </table:table-row>
        <table:table-row table:style-name="ro1">
          <table:table-cell office:value-type="string" calcext:value-type="string">
            <text:p>2020-06-29 15:16:44.377169</text:p>
          </table:table-cell>
          <table:table-cell office:value-type="float" office:value="13.288527" calcext:value-type="float">
            <text:p>13.288527</text:p>
          </table:table-cell>
          <table:table-cell table:formula="of:=[.E18]-[.D18]" office:value-type="float" office:value="145228" calcext:value-type="float">
            <text:p>145228</text:p>
          </table:table-cell>
          <table:table-cell office:value-type="float" office:value="0" calcext:value-type="float">
            <text:p>0</text:p>
          </table:table-cell>
          <table:table-cell office:value-type="float" office:value="145228" calcext:value-type="float">
            <text:p>145228</text:p>
          </table:table-cell>
        </table:table-row>
        <table:table-row table:style-name="ro1">
          <table:table-cell office:value-type="string" calcext:value-type="string">
            <text:p>2020-06-29 15:16:44.486880</text:p>
          </table:table-cell>
          <table:table-cell office:value-type="float" office:value="13.398238" calcext:value-type="float">
            <text:p>13.398238</text:p>
          </table:table-cell>
          <table:table-cell table:formula="of:=[.E19]-[.D19]" office:value-type="float" office:value="145228" calcext:value-type="float">
            <text:p>145228</text:p>
          </table:table-cell>
          <table:table-cell office:value-type="float" office:value="0" calcext:value-type="float">
            <text:p>0</text:p>
          </table:table-cell>
          <table:table-cell office:value-type="float" office:value="145228" calcext:value-type="float">
            <text:p>145228</text:p>
          </table:table-cell>
        </table:table-row>
        <table:table-row table:style-name="ro1">
          <table:table-cell office:value-type="string" calcext:value-type="string">
            <text:p>2020-06-29 15:16:44.597376</text:p>
          </table:table-cell>
          <table:table-cell office:value-type="float" office:value="13.508734" calcext:value-type="float">
            <text:p>13.508734</text:p>
          </table:table-cell>
          <table:table-cell table:formula="of:=[.E20]-[.D20]" office:value-type="float" office:value="145228" calcext:value-type="float">
            <text:p>145228</text:p>
          </table:table-cell>
          <table:table-cell office:value-type="float" office:value="0" calcext:value-type="float">
            <text:p>0</text:p>
          </table:table-cell>
          <table:table-cell office:value-type="float" office:value="145228" calcext:value-type="float">
            <text:p>145228</text:p>
          </table:table-cell>
        </table:table-row>
        <table:table-row table:style-name="ro1">
          <table:table-cell office:value-type="string" calcext:value-type="string">
            <text:p>2020-06-29 15:16:44.707447</text:p>
          </table:table-cell>
          <table:table-cell office:value-type="float" office:value="13.618805" calcext:value-type="float">
            <text:p>13.618805</text:p>
          </table:table-cell>
          <table:table-cell table:formula="of:=[.E21]-[.D21]" office:value-type="float" office:value="145228" calcext:value-type="float">
            <text:p>145228</text:p>
          </table:table-cell>
          <table:table-cell office:value-type="float" office:value="0" calcext:value-type="float">
            <text:p>0</text:p>
          </table:table-cell>
          <table:table-cell office:value-type="float" office:value="145228" calcext:value-type="float">
            <text:p>145228</text:p>
          </table:table-cell>
        </table:table-row>
        <table:table-row table:style-name="ro1">
          <table:table-cell office:value-type="string" calcext:value-type="string">
            <text:p>2020-06-29 15:16:44.819967</text:p>
          </table:table-cell>
          <table:table-cell office:value-type="float" office:value="13.731325" calcext:value-type="float">
            <text:p>13.731325</text:p>
          </table:table-cell>
          <table:table-cell table:formula="of:=[.E22]-[.D22]" office:value-type="float" office:value="145276" calcext:value-type="float">
            <text:p>145276</text:p>
          </table:table-cell>
          <table:table-cell office:value-type="float" office:value="265" calcext:value-type="float">
            <text:p>265</text:p>
          </table:table-cell>
          <table:table-cell office:value-type="float" office:value="145541" calcext:value-type="float">
            <text:p>145541</text:p>
          </table:table-cell>
        </table:table-row>
        <table:table-row table:style-name="ro1">
          <table:table-cell office:value-type="string" calcext:value-type="string">
            <text:p>2020-06-29 15:16:44.930943</text:p>
          </table:table-cell>
          <table:table-cell office:value-type="float" office:value="13.842301" calcext:value-type="float">
            <text:p>13.842301</text:p>
          </table:table-cell>
          <table:table-cell table:formula="of:=[.E23]-[.D23]" office:value-type="float" office:value="145276" calcext:value-type="float">
            <text:p>145276</text:p>
          </table:table-cell>
          <table:table-cell office:value-type="float" office:value="265" calcext:value-type="float">
            <text:p>265</text:p>
          </table:table-cell>
          <table:table-cell office:value-type="float" office:value="145541" calcext:value-type="float">
            <text:p>145541</text:p>
          </table:table-cell>
        </table:table-row>
        <table:table-row table:style-name="ro1">
          <table:table-cell office:value-type="string" calcext:value-type="string">
            <text:p>2020-06-29 15:16:45.042062</text:p>
          </table:table-cell>
          <table:table-cell office:value-type="float" office:value="13.95342" calcext:value-type="float">
            <text:p>13.95342</text:p>
          </table:table-cell>
          <table:table-cell table:formula="of:=[.E24]-[.D24]" office:value-type="float" office:value="145276" calcext:value-type="float">
            <text:p>145276</text:p>
          </table:table-cell>
          <table:table-cell office:value-type="float" office:value="265" calcext:value-type="float">
            <text:p>265</text:p>
          </table:table-cell>
          <table:table-cell office:value-type="float" office:value="145541" calcext:value-type="float">
            <text:p>145541</text:p>
          </table:table-cell>
        </table:table-row>
        <table:table-row table:style-name="ro1">
          <table:table-cell office:value-type="string" calcext:value-type="string">
            <text:p>2020-06-29 15:16:45.150205</text:p>
          </table:table-cell>
          <table:table-cell office:value-type="float" office:value="14.061563" calcext:value-type="float">
            <text:p>14.061563</text:p>
          </table:table-cell>
          <table:table-cell table:formula="of:=[.E25]-[.D25]" office:value-type="float" office:value="145276" calcext:value-type="float">
            <text:p>145276</text:p>
          </table:table-cell>
          <table:table-cell office:value-type="float" office:value="265" calcext:value-type="float">
            <text:p>265</text:p>
          </table:table-cell>
          <table:table-cell office:value-type="float" office:value="145541" calcext:value-type="float">
            <text:p>145541</text:p>
          </table:table-cell>
        </table:table-row>
        <table:table-row table:style-name="ro1">
          <table:table-cell office:value-type="string" calcext:value-type="string">
            <text:p>2020-06-29 15:16:45.260965</text:p>
          </table:table-cell>
          <table:table-cell office:value-type="float" office:value="14.172323" calcext:value-type="float">
            <text:p>14.172323</text:p>
          </table:table-cell>
          <table:table-cell table:formula="of:=[.E26]-[.D26]" office:value-type="float" office:value="145276" calcext:value-type="float">
            <text:p>145276</text:p>
          </table:table-cell>
          <table:table-cell office:value-type="float" office:value="265" calcext:value-type="float">
            <text:p>265</text:p>
          </table:table-cell>
          <table:table-cell office:value-type="float" office:value="145541" calcext:value-type="float">
            <text:p>145541</text:p>
          </table:table-cell>
        </table:table-row>
        <table:table-row table:style-name="ro1">
          <table:table-cell office:value-type="string" calcext:value-type="string">
            <text:p>2020-06-29 15:16:45.372290</text:p>
          </table:table-cell>
          <table:table-cell office:value-type="float" office:value="14.283648" calcext:value-type="float">
            <text:p>14.283648</text:p>
          </table:table-cell>
          <table:table-cell table:formula="of:=[.E27]-[.D27]" office:value-type="float" office:value="145276" calcext:value-type="float">
            <text:p>145276</text:p>
          </table:table-cell>
          <table:table-cell office:value-type="float" office:value="265" calcext:value-type="float">
            <text:p>265</text:p>
          </table:table-cell>
          <table:table-cell office:value-type="float" office:value="145541" calcext:value-type="float">
            <text:p>145541</text:p>
          </table:table-cell>
        </table:table-row>
        <table:table-row table:style-name="ro1">
          <table:table-cell office:value-type="string" calcext:value-type="string">
            <text:p>2020-06-29 15:16:45.483900</text:p>
          </table:table-cell>
          <table:table-cell office:value-type="float" office:value="14.395258" calcext:value-type="float">
            <text:p>14.395258</text:p>
          </table:table-cell>
          <table:table-cell table:formula="of:=[.E28]-[.D28]" office:value-type="float" office:value="145276" calcext:value-type="float">
            <text:p>145276</text:p>
          </table:table-cell>
          <table:table-cell office:value-type="float" office:value="265" calcext:value-type="float">
            <text:p>265</text:p>
          </table:table-cell>
          <table:table-cell office:value-type="float" office:value="145541" calcext:value-type="float">
            <text:p>145541</text:p>
          </table:table-cell>
        </table:table-row>
        <table:table-row table:style-name="ro1">
          <table:table-cell office:value-type="string" calcext:value-type="string">
            <text:p>2020-06-29 15:16:45.595555</text:p>
          </table:table-cell>
          <table:table-cell office:value-type="float" office:value="14.506913" calcext:value-type="float">
            <text:p>14.506913</text:p>
          </table:table-cell>
          <table:table-cell table:formula="of:=[.E29]-[.D29]" office:value-type="float" office:value="145276" calcext:value-type="float">
            <text:p>145276</text:p>
          </table:table-cell>
          <table:table-cell office:value-type="float" office:value="265" calcext:value-type="float">
            <text:p>265</text:p>
          </table:table-cell>
          <table:table-cell office:value-type="float" office:value="145541" calcext:value-type="float">
            <text:p>145541</text:p>
          </table:table-cell>
        </table:table-row>
        <table:table-row table:style-name="ro1">
          <table:table-cell office:value-type="string" calcext:value-type="string">
            <text:p>2020-06-29 15:16:45.708711</text:p>
          </table:table-cell>
          <table:table-cell office:value-type="float" office:value="14.620069" calcext:value-type="float">
            <text:p>14.620069</text:p>
          </table:table-cell>
          <table:table-cell table:formula="of:=[.E30]-[.D30]" office:value-type="float" office:value="145276" calcext:value-type="float">
            <text:p>145276</text:p>
          </table:table-cell>
          <table:table-cell office:value-type="float" office:value="265" calcext:value-type="float">
            <text:p>265</text:p>
          </table:table-cell>
          <table:table-cell office:value-type="float" office:value="145541" calcext:value-type="float">
            <text:p>145541</text:p>
          </table:table-cell>
        </table:table-row>
        <table:table-row table:style-name="ro1">
          <table:table-cell office:value-type="string" calcext:value-type="string">
            <text:p>2020-06-29 15:16:45.822740</text:p>
          </table:table-cell>
          <table:table-cell office:value-type="float" office:value="14.734098" calcext:value-type="float">
            <text:p>14.734098</text:p>
          </table:table-cell>
          <table:table-cell table:formula="of:=[.E31]-[.D31]" office:value-type="float" office:value="145276" calcext:value-type="float">
            <text:p>145276</text:p>
          </table:table-cell>
          <table:table-cell office:value-type="float" office:value="265" calcext:value-type="float">
            <text:p>265</text:p>
          </table:table-cell>
          <table:table-cell office:value-type="float" office:value="145541" calcext:value-type="float">
            <text:p>145541</text:p>
          </table:table-cell>
        </table:table-row>
        <table:table-row table:style-name="ro1">
          <table:table-cell office:value-type="string" calcext:value-type="string">
            <text:p>2020-06-29 15:16:45.934298</text:p>
          </table:table-cell>
          <table:table-cell office:value-type="float" office:value="14.845656" calcext:value-type="float">
            <text:p>14.845656</text:p>
          </table:table-cell>
          <table:table-cell table:formula="of:=[.E32]-[.D32]" office:value-type="float" office:value="145276" calcext:value-type="float">
            <text:p>145276</text:p>
          </table:table-cell>
          <table:table-cell office:value-type="float" office:value="265" calcext:value-type="float">
            <text:p>265</text:p>
          </table:table-cell>
          <table:table-cell office:value-type="float" office:value="145541" calcext:value-type="float">
            <text:p>145541</text:p>
          </table:table-cell>
        </table:table-row>
        <table:table-row table:style-name="ro1">
          <table:table-cell office:value-type="string" calcext:value-type="string">
            <text:p>2020-06-29 15:16:46.045715</text:p>
          </table:table-cell>
          <table:table-cell office:value-type="float" office:value="14.957073" calcext:value-type="float">
            <text:p>14.957073</text:p>
          </table:table-cell>
          <table:table-cell table:formula="of:=[.E33]-[.D33]" office:value-type="float" office:value="145276" calcext:value-type="float">
            <text:p>145276</text:p>
          </table:table-cell>
          <table:table-cell office:value-type="float" office:value="265" calcext:value-type="float">
            <text:p>265</text:p>
          </table:table-cell>
          <table:table-cell office:value-type="float" office:value="145541" calcext:value-type="float">
            <text:p>145541</text:p>
          </table:table-cell>
        </table:table-row>
        <table:table-row table:style-name="ro1">
          <table:table-cell office:value-type="string" calcext:value-type="string">
            <text:p>2020-06-29 15:16:46.157634</text:p>
          </table:table-cell>
          <table:table-cell office:value-type="float" office:value="15.068992" calcext:value-type="float">
            <text:p>15.068992</text:p>
          </table:table-cell>
          <table:table-cell table:formula="of:=[.E34]-[.D34]" office:value-type="float" office:value="145276" calcext:value-type="float">
            <text:p>145276</text:p>
          </table:table-cell>
          <table:table-cell office:value-type="float" office:value="265" calcext:value-type="float">
            <text:p>265</text:p>
          </table:table-cell>
          <table:table-cell office:value-type="float" office:value="145541" calcext:value-type="float">
            <text:p>145541</text:p>
          </table:table-cell>
        </table:table-row>
        <table:table-row table:style-name="ro1">
          <table:table-cell office:value-type="string" calcext:value-type="string">
            <text:p>2020-06-29 15:16:46.268996</text:p>
          </table:table-cell>
          <table:table-cell office:value-type="float" office:value="15.180354" calcext:value-type="float">
            <text:p>15.180354</text:p>
          </table:table-cell>
          <table:table-cell table:formula="of:=[.E35]-[.D35]" office:value-type="float" office:value="145276" calcext:value-type="float">
            <text:p>145276</text:p>
          </table:table-cell>
          <table:table-cell office:value-type="float" office:value="265" calcext:value-type="float">
            <text:p>265</text:p>
          </table:table-cell>
          <table:table-cell office:value-type="float" office:value="145541" calcext:value-type="float">
            <text:p>145541</text:p>
          </table:table-cell>
        </table:table-row>
        <table:table-row table:style-name="ro1">
          <table:table-cell office:value-type="string" calcext:value-type="string">
            <text:p>2020-06-29 15:16:46.380716</text:p>
          </table:table-cell>
          <table:table-cell office:value-type="float" office:value="15.292074" calcext:value-type="float">
            <text:p>15.292074</text:p>
          </table:table-cell>
          <table:table-cell table:formula="of:=[.E36]-[.D36]" office:value-type="float" office:value="145276" calcext:value-type="float">
            <text:p>145276</text:p>
          </table:table-cell>
          <table:table-cell office:value-type="float" office:value="265" calcext:value-type="float">
            <text:p>265</text:p>
          </table:table-cell>
          <table:table-cell office:value-type="float" office:value="145541" calcext:value-type="float">
            <text:p>145541</text:p>
          </table:table-cell>
        </table:table-row>
        <table:table-row table:style-name="ro1">
          <table:table-cell office:value-type="string" calcext:value-type="string">
            <text:p>2020-06-29 15:16:46.492826</text:p>
          </table:table-cell>
          <table:table-cell office:value-type="float" office:value="15.404184" calcext:value-type="float">
            <text:p>15.404184</text:p>
          </table:table-cell>
          <table:table-cell table:formula="of:=[.E37]-[.D37]" office:value-type="float" office:value="145276" calcext:value-type="float">
            <text:p>145276</text:p>
          </table:table-cell>
          <table:table-cell office:value-type="float" office:value="265" calcext:value-type="float">
            <text:p>265</text:p>
          </table:table-cell>
          <table:table-cell office:value-type="float" office:value="145541" calcext:value-type="float">
            <text:p>145541</text:p>
          </table:table-cell>
        </table:table-row>
        <table:table-row table:style-name="ro1">
          <table:table-cell office:value-type="string" calcext:value-type="string">
            <text:p>2020-06-29 15:16:46.605548</text:p>
          </table:table-cell>
          <table:table-cell office:value-type="float" office:value="15.516906" calcext:value-type="float">
            <text:p>15.516906</text:p>
          </table:table-cell>
          <table:table-cell table:formula="of:=[.E38]-[.D38]" office:value-type="float" office:value="145276" calcext:value-type="float">
            <text:p>145276</text:p>
          </table:table-cell>
          <table:table-cell office:value-type="float" office:value="265" calcext:value-type="float">
            <text:p>265</text:p>
          </table:table-cell>
          <table:table-cell office:value-type="float" office:value="145541" calcext:value-type="float">
            <text:p>145541</text:p>
          </table:table-cell>
        </table:table-row>
        <table:table-row table:style-name="ro1">
          <table:table-cell office:value-type="string" calcext:value-type="string">
            <text:p>2020-06-29 15:16:46.718025</text:p>
          </table:table-cell>
          <table:table-cell office:value-type="float" office:value="15.629383" calcext:value-type="float">
            <text:p>15.629383</text:p>
          </table:table-cell>
          <table:table-cell table:formula="of:=[.E39]-[.D39]" office:value-type="float" office:value="145276" calcext:value-type="float">
            <text:p>145276</text:p>
          </table:table-cell>
          <table:table-cell office:value-type="float" office:value="265" calcext:value-type="float">
            <text:p>265</text:p>
          </table:table-cell>
          <table:table-cell office:value-type="float" office:value="145541" calcext:value-type="float">
            <text:p>145541</text:p>
          </table:table-cell>
        </table:table-row>
        <table:table-row table:style-name="ro1">
          <table:table-cell office:value-type="string" calcext:value-type="string">
            <text:p>2020-06-29 15:16:46.831617</text:p>
          </table:table-cell>
          <table:table-cell office:value-type="float" office:value="15.742975" calcext:value-type="float">
            <text:p>15.742975</text:p>
          </table:table-cell>
          <table:table-cell table:formula="of:=[.E40]-[.D40]" office:value-type="float" office:value="145276" calcext:value-type="float">
            <text:p>145276</text:p>
          </table:table-cell>
          <table:table-cell office:value-type="float" office:value="387" calcext:value-type="float">
            <text:p>387</text:p>
          </table:table-cell>
          <table:table-cell office:value-type="float" office:value="145663" calcext:value-type="float">
            <text:p>145663</text:p>
          </table:table-cell>
        </table:table-row>
        <table:table-row table:style-name="ro1">
          <table:table-cell office:value-type="string" calcext:value-type="string">
            <text:p>2020-06-29 15:16:46.943283</text:p>
          </table:table-cell>
          <table:table-cell office:value-type="float" office:value="15.854641" calcext:value-type="float">
            <text:p>15.854641</text:p>
          </table:table-cell>
          <table:table-cell table:formula="of:=[.E41]-[.D41]" office:value-type="float" office:value="145276" calcext:value-type="float">
            <text:p>145276</text:p>
          </table:table-cell>
          <table:table-cell office:value-type="float" office:value="387" calcext:value-type="float">
            <text:p>387</text:p>
          </table:table-cell>
          <table:table-cell office:value-type="float" office:value="145663" calcext:value-type="float">
            <text:p>145663</text:p>
          </table:table-cell>
        </table:table-row>
        <table:table-row table:style-name="ro1">
          <table:table-cell office:value-type="string" calcext:value-type="string">
            <text:p>2020-06-29 15:16:47.055840</text:p>
          </table:table-cell>
          <table:table-cell office:value-type="float" office:value="15.967198" calcext:value-type="float">
            <text:p>15.967198</text:p>
          </table:table-cell>
          <table:table-cell table:formula="of:=[.E42]-[.D42]" office:value-type="float" office:value="145276" calcext:value-type="float">
            <text:p>145276</text:p>
          </table:table-cell>
          <table:table-cell office:value-type="float" office:value="387" calcext:value-type="float">
            <text:p>387</text:p>
          </table:table-cell>
          <table:table-cell office:value-type="float" office:value="145663" calcext:value-type="float">
            <text:p>145663</text:p>
          </table:table-cell>
        </table:table-row>
        <table:table-row table:style-name="ro1">
          <table:table-cell office:value-type="string" calcext:value-type="string">
            <text:p>2020-06-29 15:16:47.167699</text:p>
          </table:table-cell>
          <table:table-cell office:value-type="float" office:value="16.079057" calcext:value-type="float">
            <text:p>16.079057</text:p>
          </table:table-cell>
          <table:table-cell table:formula="of:=[.E43]-[.D43]" office:value-type="float" office:value="145276" calcext:value-type="float">
            <text:p>145276</text:p>
          </table:table-cell>
          <table:table-cell office:value-type="float" office:value="387" calcext:value-type="float">
            <text:p>387</text:p>
          </table:table-cell>
          <table:table-cell office:value-type="float" office:value="145663" calcext:value-type="float">
            <text:p>145663</text:p>
          </table:table-cell>
        </table:table-row>
        <table:table-row table:style-name="ro1">
          <table:table-cell office:value-type="string" calcext:value-type="string">
            <text:p>2020-06-29 15:16:47.280542</text:p>
          </table:table-cell>
          <table:table-cell office:value-type="float" office:value="16.1919" calcext:value-type="float">
            <text:p>16.1919</text:p>
          </table:table-cell>
          <table:table-cell table:formula="of:=[.E44]-[.D44]" office:value-type="float" office:value="145276" calcext:value-type="float">
            <text:p>145276</text:p>
          </table:table-cell>
          <table:table-cell office:value-type="float" office:value="387" calcext:value-type="float">
            <text:p>387</text:p>
          </table:table-cell>
          <table:table-cell office:value-type="float" office:value="145663" calcext:value-type="float">
            <text:p>145663</text:p>
          </table:table-cell>
        </table:table-row>
        <table:table-row table:style-name="ro1">
          <table:table-cell office:value-type="string" calcext:value-type="string">
            <text:p>2020-06-29 15:16:47.392793</text:p>
          </table:table-cell>
          <table:table-cell office:value-type="float" office:value="16.304151" calcext:value-type="float">
            <text:p>16.304151</text:p>
          </table:table-cell>
          <table:table-cell table:formula="of:=[.E45]-[.D45]" office:value-type="float" office:value="145276" calcext:value-type="float">
            <text:p>145276</text:p>
          </table:table-cell>
          <table:table-cell office:value-type="float" office:value="387" calcext:value-type="float">
            <text:p>387</text:p>
          </table:table-cell>
          <table:table-cell office:value-type="float" office:value="145663" calcext:value-type="float">
            <text:p>145663</text:p>
          </table:table-cell>
        </table:table-row>
        <table:table-row table:style-name="ro1">
          <table:table-cell office:value-type="string" calcext:value-type="string">
            <text:p>2020-06-29 15:16:47.505751</text:p>
          </table:table-cell>
          <table:table-cell office:value-type="float" office:value="16.417109" calcext:value-type="float">
            <text:p>16.417109</text:p>
          </table:table-cell>
          <table:table-cell table:formula="of:=[.E46]-[.D46]" office:value-type="float" office:value="145276" calcext:value-type="float">
            <text:p>145276</text:p>
          </table:table-cell>
          <table:table-cell office:value-type="float" office:value="387" calcext:value-type="float">
            <text:p>387</text:p>
          </table:table-cell>
          <table:table-cell office:value-type="float" office:value="145663" calcext:value-type="float">
            <text:p>145663</text:p>
          </table:table-cell>
        </table:table-row>
        <table:table-row table:style-name="ro1">
          <table:table-cell office:value-type="string" calcext:value-type="string">
            <text:p>2020-06-29 15:16:47.618563</text:p>
          </table:table-cell>
          <table:table-cell office:value-type="float" office:value="16.529921" calcext:value-type="float">
            <text:p>16.529921</text:p>
          </table:table-cell>
          <table:table-cell table:formula="of:=[.E47]-[.D47]" office:value-type="float" office:value="145276" calcext:value-type="float">
            <text:p>145276</text:p>
          </table:table-cell>
          <table:table-cell office:value-type="float" office:value="387" calcext:value-type="float">
            <text:p>387</text:p>
          </table:table-cell>
          <table:table-cell office:value-type="float" office:value="145663" calcext:value-type="float">
            <text:p>145663</text:p>
          </table:table-cell>
        </table:table-row>
        <table:table-row table:style-name="ro1">
          <table:table-cell office:value-type="string" calcext:value-type="string">
            <text:p>2020-06-29 15:16:47.732704</text:p>
          </table:table-cell>
          <table:table-cell office:value-type="float" office:value="16.644062" calcext:value-type="float">
            <text:p>16.644062</text:p>
          </table:table-cell>
          <table:table-cell table:formula="of:=[.E48]-[.D48]" office:value-type="float" office:value="145276" calcext:value-type="float">
            <text:p>145276</text:p>
          </table:table-cell>
          <table:table-cell office:value-type="float" office:value="387" calcext:value-type="float">
            <text:p>387</text:p>
          </table:table-cell>
          <table:table-cell office:value-type="float" office:value="145663" calcext:value-type="float">
            <text:p>145663</text:p>
          </table:table-cell>
        </table:table-row>
        <table:table-row table:style-name="ro1">
          <table:table-cell office:value-type="string" calcext:value-type="string">
            <text:p>2020-06-29 15:16:47.845285</text:p>
          </table:table-cell>
          <table:table-cell office:value-type="float" office:value="16.756643" calcext:value-type="float">
            <text:p>16.756643</text:p>
          </table:table-cell>
          <table:table-cell table:formula="of:=[.E49]-[.D49]" office:value-type="float" office:value="145276" calcext:value-type="float">
            <text:p>145276</text:p>
          </table:table-cell>
          <table:table-cell office:value-type="float" office:value="387" calcext:value-type="float">
            <text:p>387</text:p>
          </table:table-cell>
          <table:table-cell office:value-type="float" office:value="145663" calcext:value-type="float">
            <text:p>145663</text:p>
          </table:table-cell>
        </table:table-row>
        <table:table-row table:style-name="ro1">
          <table:table-cell office:value-type="string" calcext:value-type="string">
            <text:p>2020-06-29 15:16:47.957009</text:p>
          </table:table-cell>
          <table:table-cell office:value-type="float" office:value="16.868367" calcext:value-type="float">
            <text:p>16.868367</text:p>
          </table:table-cell>
          <table:table-cell table:formula="of:=[.E50]-[.D50]" office:value-type="float" office:value="145276" calcext:value-type="float">
            <text:p>145276</text:p>
          </table:table-cell>
          <table:table-cell office:value-type="float" office:value="387" calcext:value-type="float">
            <text:p>387</text:p>
          </table:table-cell>
          <table:table-cell office:value-type="float" office:value="145663" calcext:value-type="float">
            <text:p>145663</text:p>
          </table:table-cell>
        </table:table-row>
        <table:table-row table:style-name="ro1">
          <table:table-cell office:value-type="string" calcext:value-type="string">
            <text:p>2020-06-29 15:16:48.069881</text:p>
          </table:table-cell>
          <table:table-cell office:value-type="float" office:value="16.981239" calcext:value-type="float">
            <text:p>16.981239</text:p>
          </table:table-cell>
          <table:table-cell table:formula="of:=[.E51]-[.D51]" office:value-type="float" office:value="145276" calcext:value-type="float">
            <text:p>145276</text:p>
          </table:table-cell>
          <table:table-cell office:value-type="float" office:value="387" calcext:value-type="float">
            <text:p>387</text:p>
          </table:table-cell>
          <table:table-cell office:value-type="float" office:value="145663" calcext:value-type="float">
            <text:p>145663</text:p>
          </table:table-cell>
        </table:table-row>
        <table:table-row table:style-name="ro1">
          <table:table-cell office:value-type="string" calcext:value-type="string">
            <text:p>2020-06-29 15:16:48.182694</text:p>
          </table:table-cell>
          <table:table-cell office:value-type="float" office:value="17.094052" calcext:value-type="float">
            <text:p>17.094052</text:p>
          </table:table-cell>
          <table:table-cell table:formula="of:=[.E52]-[.D52]" office:value-type="float" office:value="145276" calcext:value-type="float">
            <text:p>145276</text:p>
          </table:table-cell>
          <table:table-cell office:value-type="float" office:value="387" calcext:value-type="float">
            <text:p>387</text:p>
          </table:table-cell>
          <table:table-cell office:value-type="float" office:value="145663" calcext:value-type="float">
            <text:p>145663</text:p>
          </table:table-cell>
        </table:table-row>
        <table:table-row table:style-name="ro1">
          <table:table-cell office:value-type="string" calcext:value-type="string">
            <text:p>2020-06-29 15:16:48.295412</text:p>
          </table:table-cell>
          <table:table-cell office:value-type="float" office:value="17.20677" calcext:value-type="float">
            <text:p>17.20677</text:p>
          </table:table-cell>
          <table:table-cell table:formula="of:=[.E53]-[.D53]" office:value-type="float" office:value="145276" calcext:value-type="float">
            <text:p>145276</text:p>
          </table:table-cell>
          <table:table-cell office:value-type="float" office:value="387" calcext:value-type="float">
            <text:p>387</text:p>
          </table:table-cell>
          <table:table-cell office:value-type="float" office:value="145663" calcext:value-type="float">
            <text:p>145663</text:p>
          </table:table-cell>
        </table:table-row>
        <table:table-row table:style-name="ro1">
          <table:table-cell office:value-type="string" calcext:value-type="string">
            <text:p>2020-06-29 15:16:48.408178</text:p>
          </table:table-cell>
          <table:table-cell office:value-type="float" office:value="17.319536" calcext:value-type="float">
            <text:p>17.319536</text:p>
          </table:table-cell>
          <table:table-cell table:formula="of:=[.E54]-[.D54]" office:value-type="float" office:value="145276" calcext:value-type="float">
            <text:p>145276</text:p>
          </table:table-cell>
          <table:table-cell office:value-type="float" office:value="387" calcext:value-type="float">
            <text:p>387</text:p>
          </table:table-cell>
          <table:table-cell office:value-type="float" office:value="145663" calcext:value-type="float">
            <text:p>145663</text:p>
          </table:table-cell>
        </table:table-row>
        <table:table-row table:style-name="ro1">
          <table:table-cell office:value-type="string" calcext:value-type="string">
            <text:p>2020-06-29 15:16:48.521010</text:p>
          </table:table-cell>
          <table:table-cell office:value-type="float" office:value="17.432368" calcext:value-type="float">
            <text:p>17.432368</text:p>
          </table:table-cell>
          <table:table-cell table:formula="of:=[.E55]-[.D55]" office:value-type="float" office:value="145276" calcext:value-type="float">
            <text:p>145276</text:p>
          </table:table-cell>
          <table:table-cell office:value-type="float" office:value="387" calcext:value-type="float">
            <text:p>387</text:p>
          </table:table-cell>
          <table:table-cell office:value-type="float" office:value="145663" calcext:value-type="float">
            <text:p>145663</text:p>
          </table:table-cell>
        </table:table-row>
        <table:table-row table:style-name="ro1">
          <table:table-cell office:value-type="string" calcext:value-type="string">
            <text:p>2020-06-29 15:16:48.634115</text:p>
          </table:table-cell>
          <table:table-cell office:value-type="float" office:value="17.545473" calcext:value-type="float">
            <text:p>17.545473</text:p>
          </table:table-cell>
          <table:table-cell table:formula="of:=[.E56]-[.D56]" office:value-type="float" office:value="145276" calcext:value-type="float">
            <text:p>145276</text:p>
          </table:table-cell>
          <table:table-cell office:value-type="float" office:value="387" calcext:value-type="float">
            <text:p>387</text:p>
          </table:table-cell>
          <table:table-cell office:value-type="float" office:value="145663" calcext:value-type="float">
            <text:p>145663</text:p>
          </table:table-cell>
        </table:table-row>
        <table:table-row table:style-name="ro1">
          <table:table-cell office:value-type="string" calcext:value-type="string">
            <text:p>2020-06-29 15:16:48.746659</text:p>
          </table:table-cell>
          <table:table-cell office:value-type="float" office:value="17.658017" calcext:value-type="float">
            <text:p>17.658017</text:p>
          </table:table-cell>
          <table:table-cell table:formula="of:=[.E57]-[.D57]" office:value-type="float" office:value="145276" calcext:value-type="float">
            <text:p>145276</text:p>
          </table:table-cell>
          <table:table-cell office:value-type="float" office:value="1784" calcext:value-type="float">
            <text:p>1784</text:p>
          </table:table-cell>
          <table:table-cell office:value-type="float" office:value="147060" calcext:value-type="float">
            <text:p>147060</text:p>
          </table:table-cell>
        </table:table-row>
        <table:table-row table:style-name="ro1">
          <table:table-cell office:value-type="string" calcext:value-type="string">
            <text:p>2020-06-29 15:16:48.859908</text:p>
          </table:table-cell>
          <table:table-cell office:value-type="float" office:value="17.771266" calcext:value-type="float">
            <text:p>17.771266</text:p>
          </table:table-cell>
          <table:table-cell table:formula="of:=[.E58]-[.D58]" office:value-type="float" office:value="145276" calcext:value-type="float">
            <text:p>145276</text:p>
          </table:table-cell>
          <table:table-cell office:value-type="float" office:value="3267" calcext:value-type="float">
            <text:p>3267</text:p>
          </table:table-cell>
          <table:table-cell office:value-type="float" office:value="148543" calcext:value-type="float">
            <text:p>148543</text:p>
          </table:table-cell>
        </table:table-row>
        <table:table-row table:style-name="ro1">
          <table:table-cell office:value-type="string" calcext:value-type="string">
            <text:p>2020-06-29 15:16:48.972608</text:p>
          </table:table-cell>
          <table:table-cell office:value-type="float" office:value="17.883966" calcext:value-type="float">
            <text:p>17.883966</text:p>
          </table:table-cell>
          <table:table-cell table:formula="of:=[.E59]-[.D59]" office:value-type="float" office:value="145276" calcext:value-type="float">
            <text:p>145276</text:p>
          </table:table-cell>
          <table:table-cell office:value-type="float" office:value="3267" calcext:value-type="float">
            <text:p>3267</text:p>
          </table:table-cell>
          <table:table-cell office:value-type="float" office:value="148543" calcext:value-type="float">
            <text:p>148543</text:p>
          </table:table-cell>
        </table:table-row>
        <table:table-row table:style-name="ro1">
          <table:table-cell office:value-type="string" calcext:value-type="string">
            <text:p>2020-06-29 15:16:49.083573</text:p>
          </table:table-cell>
          <table:table-cell office:value-type="float" office:value="17.994931" calcext:value-type="float">
            <text:p>17.994931</text:p>
          </table:table-cell>
          <table:table-cell table:formula="of:=[.E60]-[.D60]" office:value-type="float" office:value="145276" calcext:value-type="float">
            <text:p>145276</text:p>
          </table:table-cell>
          <table:table-cell office:value-type="float" office:value="3267" calcext:value-type="float">
            <text:p>3267</text:p>
          </table:table-cell>
          <table:table-cell office:value-type="float" office:value="148543" calcext:value-type="float">
            <text:p>148543</text:p>
          </table:table-cell>
        </table:table-row>
        <table:table-row table:style-name="ro1">
          <table:table-cell office:value-type="string" calcext:value-type="string">
            <text:p>2020-06-29 15:16:49.189411</text:p>
          </table:table-cell>
          <table:table-cell office:value-type="float" office:value="18.100769" calcext:value-type="float">
            <text:p>18.100769</text:p>
          </table:table-cell>
          <table:table-cell table:formula="of:=[.E61]-[.D61]" office:value-type="float" office:value="145276" calcext:value-type="float">
            <text:p>145276</text:p>
          </table:table-cell>
          <table:table-cell office:value-type="float" office:value="3267" calcext:value-type="float">
            <text:p>3267</text:p>
          </table:table-cell>
          <table:table-cell office:value-type="float" office:value="148543" calcext:value-type="float">
            <text:p>148543</text:p>
          </table:table-cell>
        </table:table-row>
        <table:table-row table:style-name="ro1">
          <table:table-cell office:value-type="string" calcext:value-type="string">
            <text:p>2020-06-29 15:16:49.302568</text:p>
          </table:table-cell>
          <table:table-cell office:value-type="float" office:value="18.213926" calcext:value-type="float">
            <text:p>18.213926</text:p>
          </table:table-cell>
          <table:table-cell table:formula="of:=[.E62]-[.D62]" office:value-type="float" office:value="145276" calcext:value-type="float">
            <text:p>145276</text:p>
          </table:table-cell>
          <table:table-cell office:value-type="float" office:value="3267" calcext:value-type="float">
            <text:p>3267</text:p>
          </table:table-cell>
          <table:table-cell office:value-type="float" office:value="148543" calcext:value-type="float">
            <text:p>148543</text:p>
          </table:table-cell>
        </table:table-row>
        <table:table-row table:style-name="ro1">
          <table:table-cell office:value-type="string" calcext:value-type="string">
            <text:p>2020-06-29 15:16:49.417421</text:p>
          </table:table-cell>
          <table:table-cell office:value-type="float" office:value="18.328779" calcext:value-type="float">
            <text:p>18.328779</text:p>
          </table:table-cell>
          <table:table-cell table:formula="of:=[.E63]-[.D63]" office:value-type="float" office:value="145276" calcext:value-type="float">
            <text:p>145276</text:p>
          </table:table-cell>
          <table:table-cell office:value-type="float" office:value="3267" calcext:value-type="float">
            <text:p>3267</text:p>
          </table:table-cell>
          <table:table-cell office:value-type="float" office:value="148543" calcext:value-type="float">
            <text:p>148543</text:p>
          </table:table-cell>
        </table:table-row>
        <table:table-row table:style-name="ro1">
          <table:table-cell office:value-type="string" calcext:value-type="string">
            <text:p>2020-06-29 15:16:49.530471</text:p>
          </table:table-cell>
          <table:table-cell office:value-type="float" office:value="18.441829" calcext:value-type="float">
            <text:p>18.441829</text:p>
          </table:table-cell>
          <table:table-cell table:formula="of:=[.E64]-[.D64]" office:value-type="float" office:value="145276" calcext:value-type="float">
            <text:p>145276</text:p>
          </table:table-cell>
          <table:table-cell office:value-type="float" office:value="3267" calcext:value-type="float">
            <text:p>3267</text:p>
          </table:table-cell>
          <table:table-cell office:value-type="float" office:value="148543" calcext:value-type="float">
            <text:p>148543</text:p>
          </table:table-cell>
        </table:table-row>
        <table:table-row table:style-name="ro1">
          <table:table-cell office:value-type="string" calcext:value-type="string">
            <text:p>2020-06-29 15:16:49.643850</text:p>
          </table:table-cell>
          <table:table-cell office:value-type="float" office:value="18.555208" calcext:value-type="float">
            <text:p>18.555208</text:p>
          </table:table-cell>
          <table:table-cell table:formula="of:=[.E65]-[.D65]" office:value-type="float" office:value="145276" calcext:value-type="float">
            <text:p>145276</text:p>
          </table:table-cell>
          <table:table-cell office:value-type="float" office:value="3267" calcext:value-type="float">
            <text:p>3267</text:p>
          </table:table-cell>
          <table:table-cell office:value-type="float" office:value="148543" calcext:value-type="float">
            <text:p>148543</text:p>
          </table:table-cell>
        </table:table-row>
        <table:table-row table:style-name="ro1">
          <table:table-cell office:value-type="string" calcext:value-type="string">
            <text:p>2020-06-29 15:16:49.757162</text:p>
          </table:table-cell>
          <table:table-cell office:value-type="float" office:value="18.66852" calcext:value-type="float">
            <text:p>18.66852</text:p>
          </table:table-cell>
          <table:table-cell table:formula="of:=[.E66]-[.D66]" office:value-type="float" office:value="145276" calcext:value-type="float">
            <text:p>145276</text:p>
          </table:table-cell>
          <table:table-cell office:value-type="float" office:value="3267" calcext:value-type="float">
            <text:p>3267</text:p>
          </table:table-cell>
          <table:table-cell office:value-type="float" office:value="148543" calcext:value-type="float">
            <text:p>148543</text:p>
          </table:table-cell>
        </table:table-row>
        <table:table-row table:style-name="ro1">
          <table:table-cell office:value-type="string" calcext:value-type="string">
            <text:p>2020-06-29 15:16:49.870225</text:p>
          </table:table-cell>
          <table:table-cell office:value-type="float" office:value="18.781583" calcext:value-type="float">
            <text:p>18.781583</text:p>
          </table:table-cell>
          <table:table-cell table:formula="of:=[.E67]-[.D67]" office:value-type="float" office:value="145276" calcext:value-type="float">
            <text:p>145276</text:p>
          </table:table-cell>
          <table:table-cell office:value-type="float" office:value="3267" calcext:value-type="float">
            <text:p>3267</text:p>
          </table:table-cell>
          <table:table-cell office:value-type="float" office:value="148543" calcext:value-type="float">
            <text:p>148543</text:p>
          </table:table-cell>
        </table:table-row>
        <table:table-row table:style-name="ro1">
          <table:table-cell office:value-type="string" calcext:value-type="string">
            <text:p>2020-06-29 15:16:49.983203</text:p>
          </table:table-cell>
          <table:table-cell office:value-type="float" office:value="18.894561" calcext:value-type="float">
            <text:p>18.894561</text:p>
          </table:table-cell>
          <table:table-cell table:formula="of:=[.E68]-[.D68]" office:value-type="float" office:value="145276" calcext:value-type="float">
            <text:p>145276</text:p>
          </table:table-cell>
          <table:table-cell office:value-type="float" office:value="3267" calcext:value-type="float">
            <text:p>3267</text:p>
          </table:table-cell>
          <table:table-cell office:value-type="float" office:value="148543" calcext:value-type="float">
            <text:p>148543</text:p>
          </table:table-cell>
        </table:table-row>
        <table:table-row table:style-name="ro1">
          <table:table-cell office:value-type="string" calcext:value-type="string">
            <text:p>2020-06-29 15:16:50.096121</text:p>
          </table:table-cell>
          <table:table-cell office:value-type="float" office:value="19.007479" calcext:value-type="float">
            <text:p>19.007479</text:p>
          </table:table-cell>
          <table:table-cell table:formula="of:=[.E69]-[.D69]" office:value-type="float" office:value="145276" calcext:value-type="float">
            <text:p>145276</text:p>
          </table:table-cell>
          <table:table-cell office:value-type="float" office:value="3267" calcext:value-type="float">
            <text:p>3267</text:p>
          </table:table-cell>
          <table:table-cell office:value-type="float" office:value="148543" calcext:value-type="float">
            <text:p>148543</text:p>
          </table:table-cell>
        </table:table-row>
        <table:table-row table:style-name="ro1">
          <table:table-cell office:value-type="string" calcext:value-type="string">
            <text:p>2020-06-29 15:16:50.203557</text:p>
          </table:table-cell>
          <table:table-cell office:value-type="float" office:value="19.114915" calcext:value-type="float">
            <text:p>19.114915</text:p>
          </table:table-cell>
          <table:table-cell table:formula="of:=[.E70]-[.D70]" office:value-type="float" office:value="145276" calcext:value-type="float">
            <text:p>145276</text:p>
          </table:table-cell>
          <table:table-cell office:value-type="float" office:value="3267" calcext:value-type="float">
            <text:p>3267</text:p>
          </table:table-cell>
          <table:table-cell office:value-type="float" office:value="148543" calcext:value-type="float">
            <text:p>148543</text:p>
          </table:table-cell>
        </table:table-row>
        <table:table-row table:style-name="ro1">
          <table:table-cell office:value-type="string" calcext:value-type="string">
            <text:p>2020-06-29 15:16:50.315943</text:p>
          </table:table-cell>
          <table:table-cell office:value-type="float" office:value="19.227301" calcext:value-type="float">
            <text:p>19.227301</text:p>
          </table:table-cell>
          <table:table-cell table:formula="of:=[.E71]-[.D71]" office:value-type="float" office:value="145276" calcext:value-type="float">
            <text:p>145276</text:p>
          </table:table-cell>
          <table:table-cell office:value-type="float" office:value="3267" calcext:value-type="float">
            <text:p>3267</text:p>
          </table:table-cell>
          <table:table-cell office:value-type="float" office:value="148543" calcext:value-type="float">
            <text:p>148543</text:p>
          </table:table-cell>
        </table:table-row>
        <table:table-row table:style-name="ro1">
          <table:table-cell office:value-type="string" calcext:value-type="string">
            <text:p>2020-06-29 15:16:50.420936</text:p>
          </table:table-cell>
          <table:table-cell office:value-type="float" office:value="19.332294" calcext:value-type="float">
            <text:p>19.332294</text:p>
          </table:table-cell>
          <table:table-cell table:formula="of:=[.E72]-[.D72]" office:value-type="float" office:value="145276" calcext:value-type="float">
            <text:p>145276</text:p>
          </table:table-cell>
          <table:table-cell office:value-type="float" office:value="3267" calcext:value-type="float">
            <text:p>3267</text:p>
          </table:table-cell>
          <table:table-cell office:value-type="float" office:value="148543" calcext:value-type="float">
            <text:p>148543</text:p>
          </table:table-cell>
        </table:table-row>
        <table:table-row table:style-name="ro1">
          <table:table-cell office:value-type="string" calcext:value-type="string">
            <text:p>2020-06-29 15:16:50.533191</text:p>
          </table:table-cell>
          <table:table-cell office:value-type="float" office:value="19.444549" calcext:value-type="float">
            <text:p>19.444549</text:p>
          </table:table-cell>
          <table:table-cell table:formula="of:=[.E73]-[.D73]" office:value-type="float" office:value="145276" calcext:value-type="float">
            <text:p>145276</text:p>
          </table:table-cell>
          <table:table-cell office:value-type="float" office:value="3267" calcext:value-type="float">
            <text:p>3267</text:p>
          </table:table-cell>
          <table:table-cell office:value-type="float" office:value="148543" calcext:value-type="float">
            <text:p>148543</text:p>
          </table:table-cell>
        </table:table-row>
        <table:table-row table:style-name="ro1">
          <table:table-cell office:value-type="string" calcext:value-type="string">
            <text:p>2020-06-29 15:16:50.646566</text:p>
          </table:table-cell>
          <table:table-cell office:value-type="float" office:value="19.557924" calcext:value-type="float">
            <text:p>19.557924</text:p>
          </table:table-cell>
          <table:table-cell table:formula="of:=[.E74]-[.D74]" office:value-type="float" office:value="145276" calcext:value-type="float">
            <text:p>145276</text:p>
          </table:table-cell>
          <table:table-cell office:value-type="float" office:value="3267" calcext:value-type="float">
            <text:p>3267</text:p>
          </table:table-cell>
          <table:table-cell office:value-type="float" office:value="148543" calcext:value-type="float">
            <text:p>148543</text:p>
          </table:table-cell>
        </table:table-row>
        <table:table-row table:style-name="ro1">
          <table:table-cell office:value-type="string" calcext:value-type="string">
            <text:p>2020-06-29 15:16:50.755689</text:p>
          </table:table-cell>
          <table:table-cell office:value-type="float" office:value="19.667047" calcext:value-type="float">
            <text:p>19.667047</text:p>
          </table:table-cell>
          <table:table-cell table:formula="of:=[.E75]-[.D75]" office:value-type="float" office:value="145276" calcext:value-type="float">
            <text:p>145276</text:p>
          </table:table-cell>
          <table:table-cell office:value-type="float" office:value="16184" calcext:value-type="float">
            <text:p>16184</text:p>
          </table:table-cell>
          <table:table-cell office:value-type="float" office:value="161460" calcext:value-type="float">
            <text:p>161460</text:p>
          </table:table-cell>
        </table:table-row>
        <table:table-row table:style-name="ro1">
          <table:table-cell office:value-type="string" calcext:value-type="string">
            <text:p>2020-06-29 15:16:50.868342</text:p>
          </table:table-cell>
          <table:table-cell office:value-type="float" office:value="19.7797" calcext:value-type="float">
            <text:p>19.7797</text:p>
          </table:table-cell>
          <table:table-cell table:formula="of:=[.E76]-[.D76]" office:value-type="float" office:value="145276" calcext:value-type="float">
            <text:p>145276</text:p>
          </table:table-cell>
          <table:table-cell office:value-type="float" office:value="32067" calcext:value-type="float">
            <text:p>32067</text:p>
          </table:table-cell>
          <table:table-cell office:value-type="float" office:value="177343" calcext:value-type="float">
            <text:p>177343</text:p>
          </table:table-cell>
        </table:table-row>
        <table:table-row table:style-name="ro1">
          <table:table-cell office:value-type="string" calcext:value-type="string">
            <text:p>2020-06-29 15:16:50.981441</text:p>
          </table:table-cell>
          <table:table-cell office:value-type="float" office:value="19.892799" calcext:value-type="float">
            <text:p>19.892799</text:p>
          </table:table-cell>
          <table:table-cell table:formula="of:=[.E77]-[.D77]" office:value-type="float" office:value="145276" calcext:value-type="float">
            <text:p>145276</text:p>
          </table:table-cell>
          <table:table-cell office:value-type="float" office:value="32067" calcext:value-type="float">
            <text:p>32067</text:p>
          </table:table-cell>
          <table:table-cell office:value-type="float" office:value="177343" calcext:value-type="float">
            <text:p>177343</text:p>
          </table:table-cell>
        </table:table-row>
        <table:table-row table:style-name="ro1">
          <table:table-cell office:value-type="string" calcext:value-type="string">
            <text:p>2020-06-29 15:16:51.094020</text:p>
          </table:table-cell>
          <table:table-cell office:value-type="float" office:value="20.005378" calcext:value-type="float">
            <text:p>20.005378</text:p>
          </table:table-cell>
          <table:table-cell table:formula="of:=[.E78]-[.D78]" office:value-type="float" office:value="145276" calcext:value-type="float">
            <text:p>145276</text:p>
          </table:table-cell>
          <table:table-cell office:value-type="float" office:value="32067" calcext:value-type="float">
            <text:p>32067</text:p>
          </table:table-cell>
          <table:table-cell office:value-type="float" office:value="177343" calcext:value-type="float">
            <text:p>177343</text:p>
          </table:table-cell>
        </table:table-row>
        <table:table-row table:style-name="ro1">
          <table:table-cell office:value-type="string" calcext:value-type="string">
            <text:p>2020-06-29 15:16:51.207045</text:p>
          </table:table-cell>
          <table:table-cell office:value-type="float" office:value="20.118403" calcext:value-type="float">
            <text:p>20.118403</text:p>
          </table:table-cell>
          <table:table-cell table:formula="of:=[.E79]-[.D79]" office:value-type="float" office:value="145276" calcext:value-type="float">
            <text:p>145276</text:p>
          </table:table-cell>
          <table:table-cell office:value-type="float" office:value="32067" calcext:value-type="float">
            <text:p>32067</text:p>
          </table:table-cell>
          <table:table-cell office:value-type="float" office:value="177343" calcext:value-type="float">
            <text:p>177343</text:p>
          </table:table-cell>
        </table:table-row>
        <table:table-row table:style-name="ro1">
          <table:table-cell office:value-type="string" calcext:value-type="string">
            <text:p>2020-06-29 15:16:51.320007</text:p>
          </table:table-cell>
          <table:table-cell office:value-type="float" office:value="20.231365" calcext:value-type="float">
            <text:p>20.231365</text:p>
          </table:table-cell>
          <table:table-cell table:formula="of:=[.E80]-[.D80]" office:value-type="float" office:value="145276" calcext:value-type="float">
            <text:p>145276</text:p>
          </table:table-cell>
          <table:table-cell office:value-type="float" office:value="32067" calcext:value-type="float">
            <text:p>32067</text:p>
          </table:table-cell>
          <table:table-cell office:value-type="float" office:value="177343" calcext:value-type="float">
            <text:p>177343</text:p>
          </table:table-cell>
        </table:table-row>
        <table:table-row table:style-name="ro1">
          <table:table-cell office:value-type="string" calcext:value-type="string">
            <text:p>2020-06-29 15:16:51.433150</text:p>
          </table:table-cell>
          <table:table-cell office:value-type="float" office:value="20.344508" calcext:value-type="float">
            <text:p>20.344508</text:p>
          </table:table-cell>
          <table:table-cell table:formula="of:=[.E81]-[.D81]" office:value-type="float" office:value="145276" calcext:value-type="float">
            <text:p>145276</text:p>
          </table:table-cell>
          <table:table-cell office:value-type="float" office:value="32067" calcext:value-type="float">
            <text:p>32067</text:p>
          </table:table-cell>
          <table:table-cell office:value-type="float" office:value="177343" calcext:value-type="float">
            <text:p>177343</text:p>
          </table:table-cell>
        </table:table-row>
        <table:table-row table:style-name="ro1">
          <table:table-cell office:value-type="string" calcext:value-type="string">
            <text:p>2020-06-29 15:16:51.546540</text:p>
          </table:table-cell>
          <table:table-cell office:value-type="float" office:value="20.457898" calcext:value-type="float">
            <text:p>20.457898</text:p>
          </table:table-cell>
          <table:table-cell table:formula="of:=[.E82]-[.D82]" office:value-type="float" office:value="145276" calcext:value-type="float">
            <text:p>145276</text:p>
          </table:table-cell>
          <table:table-cell office:value-type="float" office:value="32067" calcext:value-type="float">
            <text:p>32067</text:p>
          </table:table-cell>
          <table:table-cell office:value-type="float" office:value="177343" calcext:value-type="float">
            <text:p>177343</text:p>
          </table:table-cell>
        </table:table-row>
        <table:table-row table:style-name="ro1">
          <table:table-cell office:value-type="string" calcext:value-type="string">
            <text:p>2020-06-29 15:16:51.659511</text:p>
          </table:table-cell>
          <table:table-cell office:value-type="float" office:value="20.570869" calcext:value-type="float">
            <text:p>20.570869</text:p>
          </table:table-cell>
          <table:table-cell table:formula="of:=[.E83]-[.D83]" office:value-type="float" office:value="145276" calcext:value-type="float">
            <text:p>145276</text:p>
          </table:table-cell>
          <table:table-cell office:value-type="float" office:value="32067" calcext:value-type="float">
            <text:p>32067</text:p>
          </table:table-cell>
          <table:table-cell office:value-type="float" office:value="177343" calcext:value-type="float">
            <text:p>177343</text:p>
          </table:table-cell>
        </table:table-row>
        <table:table-row table:style-name="ro1">
          <table:table-cell office:value-type="string" calcext:value-type="string">
            <text:p>2020-06-29 15:16:51.773866</text:p>
          </table:table-cell>
          <table:table-cell office:value-type="float" office:value="20.685224" calcext:value-type="float">
            <text:p>20.685224</text:p>
          </table:table-cell>
          <table:table-cell table:formula="of:=[.E84]-[.D84]" office:value-type="float" office:value="145276" calcext:value-type="float">
            <text:p>145276</text:p>
          </table:table-cell>
          <table:table-cell office:value-type="float" office:value="32067" calcext:value-type="float">
            <text:p>32067</text:p>
          </table:table-cell>
          <table:table-cell office:value-type="float" office:value="177343" calcext:value-type="float">
            <text:p>177343</text:p>
          </table:table-cell>
        </table:table-row>
        <table:table-row table:style-name="ro1">
          <table:table-cell office:value-type="string" calcext:value-type="string">
            <text:p>2020-06-29 15:16:51.887074</text:p>
          </table:table-cell>
          <table:table-cell office:value-type="float" office:value="20.798432" calcext:value-type="float">
            <text:p>20.798432</text:p>
          </table:table-cell>
          <table:table-cell table:formula="of:=[.E85]-[.D85]" office:value-type="float" office:value="145276" calcext:value-type="float">
            <text:p>145276</text:p>
          </table:table-cell>
          <table:table-cell office:value-type="float" office:value="32067" calcext:value-type="float">
            <text:p>32067</text:p>
          </table:table-cell>
          <table:table-cell office:value-type="float" office:value="177343" calcext:value-type="float">
            <text:p>177343</text:p>
          </table:table-cell>
        </table:table-row>
        <table:table-row table:style-name="ro1">
          <table:table-cell office:value-type="string" calcext:value-type="string">
            <text:p>2020-06-29 15:16:51.999814</text:p>
          </table:table-cell>
          <table:table-cell office:value-type="float" office:value="20.911172" calcext:value-type="float">
            <text:p>20.911172</text:p>
          </table:table-cell>
          <table:table-cell table:formula="of:=[.E86]-[.D86]" office:value-type="float" office:value="145276" calcext:value-type="float">
            <text:p>145276</text:p>
          </table:table-cell>
          <table:table-cell office:value-type="float" office:value="32067" calcext:value-type="float">
            <text:p>32067</text:p>
          </table:table-cell>
          <table:table-cell office:value-type="float" office:value="177343" calcext:value-type="float">
            <text:p>177343</text:p>
          </table:table-cell>
        </table:table-row>
        <table:table-row table:style-name="ro1">
          <table:table-cell office:value-type="string" calcext:value-type="string">
            <text:p>2020-06-29 15:16:52.112709</text:p>
          </table:table-cell>
          <table:table-cell office:value-type="float" office:value="21.024067" calcext:value-type="float">
            <text:p>21.024067</text:p>
          </table:table-cell>
          <table:table-cell table:formula="of:=[.E87]-[.D87]" office:value-type="float" office:value="145276" calcext:value-type="float">
            <text:p>145276</text:p>
          </table:table-cell>
          <table:table-cell office:value-type="float" office:value="32067" calcext:value-type="float">
            <text:p>32067</text:p>
          </table:table-cell>
          <table:table-cell office:value-type="float" office:value="177343" calcext:value-type="float">
            <text:p>177343</text:p>
          </table:table-cell>
        </table:table-row>
        <table:table-row table:style-name="ro1">
          <table:table-cell office:value-type="string" calcext:value-type="string">
            <text:p>2020-06-29 15:16:52.225015</text:p>
          </table:table-cell>
          <table:table-cell office:value-type="float" office:value="21.136373" calcext:value-type="float">
            <text:p>21.136373</text:p>
          </table:table-cell>
          <table:table-cell table:formula="of:=[.E88]-[.D88]" office:value-type="float" office:value="145276" calcext:value-type="float">
            <text:p>145276</text:p>
          </table:table-cell>
          <table:table-cell office:value-type="float" office:value="32067" calcext:value-type="float">
            <text:p>32067</text:p>
          </table:table-cell>
          <table:table-cell office:value-type="float" office:value="177343" calcext:value-type="float">
            <text:p>177343</text:p>
          </table:table-cell>
        </table:table-row>
        <table:table-row table:style-name="ro1">
          <table:table-cell office:value-type="string" calcext:value-type="string">
            <text:p>2020-06-29 15:16:52.338036</text:p>
          </table:table-cell>
          <table:table-cell office:value-type="float" office:value="21.249394" calcext:value-type="float">
            <text:p>21.249394</text:p>
          </table:table-cell>
          <table:table-cell table:formula="of:=[.E89]-[.D89]" office:value-type="float" office:value="145276" calcext:value-type="float">
            <text:p>145276</text:p>
          </table:table-cell>
          <table:table-cell office:value-type="float" office:value="32067" calcext:value-type="float">
            <text:p>32067</text:p>
          </table:table-cell>
          <table:table-cell office:value-type="float" office:value="177343" calcext:value-type="float">
            <text:p>177343</text:p>
          </table:table-cell>
        </table:table-row>
        <table:table-row table:style-name="ro1">
          <table:table-cell office:value-type="string" calcext:value-type="string">
            <text:p>2020-06-29 15:16:52.450723</text:p>
          </table:table-cell>
          <table:table-cell office:value-type="float" office:value="21.362081" calcext:value-type="float">
            <text:p>21.362081</text:p>
          </table:table-cell>
          <table:table-cell table:formula="of:=[.E90]-[.D90]" office:value-type="float" office:value="145276" calcext:value-type="float">
            <text:p>145276</text:p>
          </table:table-cell>
          <table:table-cell office:value-type="float" office:value="32067" calcext:value-type="float">
            <text:p>32067</text:p>
          </table:table-cell>
          <table:table-cell office:value-type="float" office:value="177343" calcext:value-type="float">
            <text:p>177343</text:p>
          </table:table-cell>
        </table:table-row>
        <table:table-row table:style-name="ro1">
          <table:table-cell office:value-type="string" calcext:value-type="string">
            <text:p>2020-06-29 15:16:52.563716</text:p>
          </table:table-cell>
          <table:table-cell office:value-type="float" office:value="21.475074" calcext:value-type="float">
            <text:p>21.475074</text:p>
          </table:table-cell>
          <table:table-cell table:formula="of:=[.E91]-[.D91]" office:value-type="float" office:value="145276" calcext:value-type="float">
            <text:p>145276</text:p>
          </table:table-cell>
          <table:table-cell office:value-type="float" office:value="32067" calcext:value-type="float">
            <text:p>32067</text:p>
          </table:table-cell>
          <table:table-cell office:value-type="float" office:value="177343" calcext:value-type="float">
            <text:p>177343</text:p>
          </table:table-cell>
        </table:table-row>
        <table:table-row table:style-name="ro1">
          <table:table-cell office:value-type="string" calcext:value-type="string">
            <text:p>2020-06-29 15:16:52.676362</text:p>
          </table:table-cell>
          <table:table-cell office:value-type="float" office:value="21.58772" calcext:value-type="float">
            <text:p>21.58772</text:p>
          </table:table-cell>
          <table:table-cell table:formula="of:=[.E92]-[.D92]" office:value-type="float" office:value="145276" calcext:value-type="float">
            <text:p>145276</text:p>
          </table:table-cell>
          <table:table-cell office:value-type="float" office:value="32067" calcext:value-type="float">
            <text:p>32067</text:p>
          </table:table-cell>
          <table:table-cell office:value-type="float" office:value="177343" calcext:value-type="float">
            <text:p>177343</text:p>
          </table:table-cell>
        </table:table-row>
        <table:table-row table:style-name="ro1">
          <table:table-cell office:value-type="string" calcext:value-type="string">
            <text:p>2020-06-29 15:16:52.789125</text:p>
          </table:table-cell>
          <table:table-cell office:value-type="float" office:value="21.700483" calcext:value-type="float">
            <text:p>21.700483</text:p>
          </table:table-cell>
          <table:table-cell table:formula="of:=[.E93]-[.D93]" office:value-type="float" office:value="145276" calcext:value-type="float">
            <text:p>145276</text:p>
          </table:table-cell>
          <table:table-cell office:value-type="float" office:value="284449" calcext:value-type="float">
            <text:p>284449</text:p>
          </table:table-cell>
          <table:table-cell office:value-type="float" office:value="429725" calcext:value-type="float">
            <text:p>429725</text:p>
          </table:table-cell>
        </table:table-row>
        <table:table-row table:style-name="ro1">
          <table:table-cell office:value-type="string" calcext:value-type="string">
            <text:p>2020-06-29 15:16:52.901692</text:p>
          </table:table-cell>
          <table:table-cell office:value-type="float" office:value="21.81305" calcext:value-type="float">
            <text:p>21.81305</text:p>
          </table:table-cell>
          <table:table-cell table:formula="of:=[.E94]-[.D94]" office:value-type="float" office:value="145276" calcext:value-type="float">
            <text:p>145276</text:p>
          </table:table-cell>
          <table:table-cell office:value-type="float" office:value="230583" calcext:value-type="float">
            <text:p>230583</text:p>
          </table:table-cell>
          <table:table-cell office:value-type="float" office:value="375859" calcext:value-type="float">
            <text:p>375859</text:p>
          </table:table-cell>
        </table:table-row>
        <table:table-row table:style-name="ro1">
          <table:table-cell office:value-type="string" calcext:value-type="string">
            <text:p>2020-06-29 15:16:53.005457</text:p>
          </table:table-cell>
          <table:table-cell office:value-type="float" office:value="21.916815" calcext:value-type="float">
            <text:p>21.916815</text:p>
          </table:table-cell>
          <table:table-cell table:formula="of:=[.E95]-[.D95]" office:value-type="float" office:value="288948" calcext:value-type="float">
            <text:p>288948</text:p>
          </table:table-cell>
          <table:table-cell office:value-type="float" office:value="320067" calcext:value-type="float">
            <text:p>320067</text:p>
          </table:table-cell>
          <table:table-cell office:value-type="float" office:value="609015" calcext:value-type="float">
            <text:p>609015</text:p>
          </table:table-cell>
        </table:table-row>
        <table:table-row table:style-name="ro1">
          <table:table-cell office:value-type="string" calcext:value-type="string">
            <text:p>2020-06-29 15:16:53.109407</text:p>
          </table:table-cell>
          <table:table-cell office:value-type="float" office:value="22.020765" calcext:value-type="float">
            <text:p>22.020765</text:p>
          </table:table-cell>
          <table:table-cell table:formula="of:=[.E96]-[.D96]" office:value-type="float" office:value="288948" calcext:value-type="float">
            <text:p>288948</text:p>
          </table:table-cell>
          <table:table-cell office:value-type="float" office:value="320067" calcext:value-type="float">
            <text:p>320067</text:p>
          </table:table-cell>
          <table:table-cell office:value-type="float" office:value="609015" calcext:value-type="float">
            <text:p>609015</text:p>
          </table:table-cell>
        </table:table-row>
        <table:table-row table:style-name="ro1">
          <table:table-cell office:value-type="string" calcext:value-type="string">
            <text:p>2020-06-29 15:16:53.222018</text:p>
          </table:table-cell>
          <table:table-cell office:value-type="float" office:value="22.133376" calcext:value-type="float">
            <text:p>22.133376</text:p>
          </table:table-cell>
          <table:table-cell table:formula="of:=[.E97]-[.D97]" office:value-type="float" office:value="288948" calcext:value-type="float">
            <text:p>288948</text:p>
          </table:table-cell>
          <table:table-cell office:value-type="float" office:value="320067" calcext:value-type="float">
            <text:p>320067</text:p>
          </table:table-cell>
          <table:table-cell office:value-type="float" office:value="609015" calcext:value-type="float">
            <text:p>609015</text:p>
          </table:table-cell>
        </table:table-row>
        <table:table-row table:style-name="ro1">
          <table:table-cell office:value-type="string" calcext:value-type="string">
            <text:p>2020-06-29 15:16:53.335109</text:p>
          </table:table-cell>
          <table:table-cell office:value-type="float" office:value="22.246467" calcext:value-type="float">
            <text:p>22.246467</text:p>
          </table:table-cell>
          <table:table-cell table:formula="of:=[.E98]-[.D98]" office:value-type="float" office:value="288948" calcext:value-type="float">
            <text:p>288948</text:p>
          </table:table-cell>
          <table:table-cell office:value-type="float" office:value="320067" calcext:value-type="float">
            <text:p>320067</text:p>
          </table:table-cell>
          <table:table-cell office:value-type="float" office:value="609015" calcext:value-type="float">
            <text:p>609015</text:p>
          </table:table-cell>
        </table:table-row>
        <table:table-row table:style-name="ro1">
          <table:table-cell office:value-type="string" calcext:value-type="string">
            <text:p>2020-06-29 15:16:53.447798</text:p>
          </table:table-cell>
          <table:table-cell office:value-type="float" office:value="22.359156" calcext:value-type="float">
            <text:p>22.359156</text:p>
          </table:table-cell>
          <table:table-cell table:formula="of:=[.E99]-[.D99]" office:value-type="float" office:value="288948" calcext:value-type="float">
            <text:p>288948</text:p>
          </table:table-cell>
          <table:table-cell office:value-type="float" office:value="320067" calcext:value-type="float">
            <text:p>320067</text:p>
          </table:table-cell>
          <table:table-cell office:value-type="float" office:value="609015" calcext:value-type="float">
            <text:p>609015</text:p>
          </table:table-cell>
        </table:table-row>
        <table:table-row table:style-name="ro1">
          <table:table-cell office:value-type="string" calcext:value-type="string">
            <text:p>2020-06-29 15:16:53.560903</text:p>
          </table:table-cell>
          <table:table-cell office:value-type="float" office:value="22.472261" calcext:value-type="float">
            <text:p>22.472261</text:p>
          </table:table-cell>
          <table:table-cell table:formula="of:=[.E100]-[.D100]" office:value-type="float" office:value="288948" calcext:value-type="float">
            <text:p>288948</text:p>
          </table:table-cell>
          <table:table-cell office:value-type="float" office:value="320067" calcext:value-type="float">
            <text:p>320067</text:p>
          </table:table-cell>
          <table:table-cell office:value-type="float" office:value="609015" calcext:value-type="float">
            <text:p>609015</text:p>
          </table:table-cell>
        </table:table-row>
        <table:table-row table:style-name="ro1">
          <table:table-cell office:value-type="string" calcext:value-type="string">
            <text:p>2020-06-29 15:16:53.674316</text:p>
          </table:table-cell>
          <table:table-cell office:value-type="float" office:value="22.585674" calcext:value-type="float">
            <text:p>22.585674</text:p>
          </table:table-cell>
          <table:table-cell table:formula="of:=[.E101]-[.D101]" office:value-type="float" office:value="288948" calcext:value-type="float">
            <text:p>288948</text:p>
          </table:table-cell>
          <table:table-cell office:value-type="float" office:value="320067" calcext:value-type="float">
            <text:p>320067</text:p>
          </table:table-cell>
          <table:table-cell office:value-type="float" office:value="609015" calcext:value-type="float">
            <text:p>609015</text:p>
          </table:table-cell>
        </table:table-row>
        <table:table-row table:style-name="ro1">
          <table:table-cell office:value-type="string" calcext:value-type="string">
            <text:p>2020-06-29 15:16:53.788931</text:p>
          </table:table-cell>
          <table:table-cell office:value-type="float" office:value="22.700289" calcext:value-type="float">
            <text:p>22.700289</text:p>
          </table:table-cell>
          <table:table-cell table:formula="of:=[.E102]-[.D102]" office:value-type="float" office:value="288948" calcext:value-type="float">
            <text:p>288948</text:p>
          </table:table-cell>
          <table:table-cell office:value-type="float" office:value="320067" calcext:value-type="float">
            <text:p>320067</text:p>
          </table:table-cell>
          <table:table-cell office:value-type="float" office:value="609015" calcext:value-type="float">
            <text:p>609015</text:p>
          </table:table-cell>
        </table:table-row>
        <table:table-row table:style-name="ro1">
          <table:table-cell office:value-type="string" calcext:value-type="string">
            <text:p>2020-06-29 15:16:53.901828</text:p>
          </table:table-cell>
          <table:table-cell office:value-type="float" office:value="22.813186" calcext:value-type="float">
            <text:p>22.813186</text:p>
          </table:table-cell>
          <table:table-cell table:formula="of:=[.E103]-[.D103]" office:value-type="float" office:value="288948" calcext:value-type="float">
            <text:p>288948</text:p>
          </table:table-cell>
          <table:table-cell office:value-type="float" office:value="320067" calcext:value-type="float">
            <text:p>320067</text:p>
          </table:table-cell>
          <table:table-cell office:value-type="float" office:value="609015" calcext:value-type="float">
            <text:p>609015</text:p>
          </table:table-cell>
        </table:table-row>
        <table:table-row table:style-name="ro1">
          <table:table-cell office:value-type="string" calcext:value-type="string">
            <text:p>2020-06-29 15:16:54.015319</text:p>
          </table:table-cell>
          <table:table-cell office:value-type="float" office:value="22.926677" calcext:value-type="float">
            <text:p>22.926677</text:p>
          </table:table-cell>
          <table:table-cell table:formula="of:=[.E104]-[.D104]" office:value-type="float" office:value="288948" calcext:value-type="float">
            <text:p>288948</text:p>
          </table:table-cell>
          <table:table-cell office:value-type="float" office:value="320067" calcext:value-type="float">
            <text:p>320067</text:p>
          </table:table-cell>
          <table:table-cell office:value-type="float" office:value="609015" calcext:value-type="float">
            <text:p>609015</text:p>
          </table:table-cell>
        </table:table-row>
        <table:table-row table:style-name="ro1">
          <table:table-cell office:value-type="string" calcext:value-type="string">
            <text:p>2020-06-29 15:16:54.127648</text:p>
          </table:table-cell>
          <table:table-cell office:value-type="float" office:value="23.039006" calcext:value-type="float">
            <text:p>23.039006</text:p>
          </table:table-cell>
          <table:table-cell table:formula="of:=[.E105]-[.D105]" office:value-type="float" office:value="288948" calcext:value-type="float">
            <text:p>288948</text:p>
          </table:table-cell>
          <table:table-cell office:value-type="float" office:value="320067" calcext:value-type="float">
            <text:p>320067</text:p>
          </table:table-cell>
          <table:table-cell office:value-type="float" office:value="609015" calcext:value-type="float">
            <text:p>609015</text:p>
          </table:table-cell>
        </table:table-row>
        <table:table-row table:style-name="ro1">
          <table:table-cell office:value-type="string" calcext:value-type="string">
            <text:p>2020-06-29 15:16:54.240490</text:p>
          </table:table-cell>
          <table:table-cell office:value-type="float" office:value="23.151848" calcext:value-type="float">
            <text:p>23.151848</text:p>
          </table:table-cell>
          <table:table-cell table:formula="of:=[.E106]-[.D106]" office:value-type="float" office:value="288948" calcext:value-type="float">
            <text:p>288948</text:p>
          </table:table-cell>
          <table:table-cell office:value-type="float" office:value="320067" calcext:value-type="float">
            <text:p>320067</text:p>
          </table:table-cell>
          <table:table-cell office:value-type="float" office:value="609015" calcext:value-type="float">
            <text:p>609015</text:p>
          </table:table-cell>
        </table:table-row>
        <table:table-row table:style-name="ro1">
          <table:table-cell office:value-type="string" calcext:value-type="string">
            <text:p>2020-06-29 15:16:54.353290</text:p>
          </table:table-cell>
          <table:table-cell office:value-type="float" office:value="23.264648" calcext:value-type="float">
            <text:p>23.264648</text:p>
          </table:table-cell>
          <table:table-cell table:formula="of:=[.E107]-[.D107]" office:value-type="float" office:value="288948" calcext:value-type="float">
            <text:p>288948</text:p>
          </table:table-cell>
          <table:table-cell office:value-type="float" office:value="320067" calcext:value-type="float">
            <text:p>320067</text:p>
          </table:table-cell>
          <table:table-cell office:value-type="float" office:value="609015" calcext:value-type="float">
            <text:p>609015</text:p>
          </table:table-cell>
        </table:table-row>
        <table:table-row table:style-name="ro1">
          <table:table-cell office:value-type="string" calcext:value-type="string">
            <text:p>2020-06-29 15:16:54.465986</text:p>
          </table:table-cell>
          <table:table-cell office:value-type="float" office:value="23.377344" calcext:value-type="float">
            <text:p>23.377344</text:p>
          </table:table-cell>
          <table:table-cell table:formula="of:=[.E108]-[.D108]" office:value-type="float" office:value="288948" calcext:value-type="float">
            <text:p>288948</text:p>
          </table:table-cell>
          <table:table-cell office:value-type="float" office:value="320067" calcext:value-type="float">
            <text:p>320067</text:p>
          </table:table-cell>
          <table:table-cell office:value-type="float" office:value="609015" calcext:value-type="float">
            <text:p>609015</text:p>
          </table:table-cell>
        </table:table-row>
        <table:table-row table:style-name="ro1">
          <table:table-cell office:value-type="string" calcext:value-type="string">
            <text:p>2020-06-29 15:16:54.579065</text:p>
          </table:table-cell>
          <table:table-cell office:value-type="float" office:value="23.490423" calcext:value-type="float">
            <text:p>23.490423</text:p>
          </table:table-cell>
          <table:table-cell table:formula="of:=[.E109]-[.D109]" office:value-type="float" office:value="288948" calcext:value-type="float">
            <text:p>288948</text:p>
          </table:table-cell>
          <table:table-cell office:value-type="float" office:value="320067" calcext:value-type="float">
            <text:p>320067</text:p>
          </table:table-cell>
          <table:table-cell office:value-type="float" office:value="609015" calcext:value-type="float">
            <text:p>609015</text:p>
          </table:table-cell>
        </table:table-row>
        <table:table-row table:style-name="ro1">
          <table:table-cell office:value-type="string" calcext:value-type="string">
            <text:p>2020-06-29 15:16:54.692198</text:p>
          </table:table-cell>
          <table:table-cell office:value-type="float" office:value="23.603556" calcext:value-type="float">
            <text:p>23.603556</text:p>
          </table:table-cell>
          <table:table-cell table:formula="of:=[.E110]-[.D110]" office:value-type="float" office:value="288948" calcext:value-type="float">
            <text:p>288948</text:p>
          </table:table-cell>
          <table:table-cell office:value-type="float" office:value="320067" calcext:value-type="float">
            <text:p>320067</text:p>
          </table:table-cell>
          <table:table-cell office:value-type="float" office:value="609015" calcext:value-type="float">
            <text:p>609015</text:p>
          </table:table-cell>
        </table:table-row>
        <table:table-row table:style-name="ro1">
          <table:table-cell office:value-type="string" calcext:value-type="string">
            <text:p>2020-06-29 15:16:54.805393</text:p>
          </table:table-cell>
          <table:table-cell office:value-type="float" office:value="23.716751" calcext:value-type="float">
            <text:p>23.716751</text:p>
          </table:table-cell>
          <table:table-cell table:formula="of:=[.E111]-[.D111]" office:value-type="float" office:value="288948" calcext:value-type="float">
            <text:p>288948</text:p>
          </table:table-cell>
          <table:table-cell office:value-type="float" office:value="320067" calcext:value-type="float">
            <text:p>320067</text:p>
          </table:table-cell>
          <table:table-cell office:value-type="float" office:value="609015" calcext:value-type="float">
            <text:p>609015</text:p>
          </table:table-cell>
        </table:table-row>
        <table:table-row table:style-name="ro1">
          <table:table-cell office:value-type="string" calcext:value-type="string">
            <text:p>2020-06-29 15:16:54.918664</text:p>
          </table:table-cell>
          <table:table-cell office:value-type="float" office:value="23.830022" calcext:value-type="float">
            <text:p>23.830022</text:p>
          </table:table-cell>
          <table:table-cell table:formula="of:=[.E112]-[.D112]" office:value-type="float" office:value="288948" calcext:value-type="float">
            <text:p>288948</text:p>
          </table:table-cell>
          <table:table-cell office:value-type="float" office:value="320067" calcext:value-type="float">
            <text:p>320067</text:p>
          </table:table-cell>
          <table:table-cell office:value-type="float" office:value="609015" calcext:value-type="float">
            <text:p>609015</text:p>
          </table:table-cell>
        </table:table-row>
        <table:table-row table:style-name="ro1">
          <table:table-cell office:value-type="string" calcext:value-type="string">
            <text:p>2020-06-29 15:16:55.031316</text:p>
          </table:table-cell>
          <table:table-cell office:value-type="float" office:value="23.942674" calcext:value-type="float">
            <text:p>23.942674</text:p>
          </table:table-cell>
          <table:table-cell table:formula="of:=[.E113]-[.D113]" office:value-type="float" office:value="288948" calcext:value-type="float">
            <text:p>288948</text:p>
          </table:table-cell>
          <table:table-cell office:value-type="float" office:value="1340849" calcext:value-type="float">
            <text:p>1340849</text:p>
          </table:table-cell>
          <table:table-cell office:value-type="float" office:value="1629797" calcext:value-type="float">
            <text:p>1629797</text:p>
          </table:table-cell>
        </table:table-row>
        <table:table-row table:style-name="ro1">
          <table:table-cell office:value-type="string" calcext:value-type="string">
            <text:p>2020-06-29 15:16:55.135313</text:p>
          </table:table-cell>
          <table:table-cell office:value-type="float" office:value="24.046671" calcext:value-type="float">
            <text:p>24.046671</text:p>
          </table:table-cell>
          <table:table-cell table:formula="of:=[.E114]-[.D114]" office:value-type="float" office:value="288948" calcext:value-type="float">
            <text:p>288948</text:p>
          </table:table-cell>
          <table:table-cell office:value-type="float" office:value="1459649" calcext:value-type="float">
            <text:p>1459649</text:p>
          </table:table-cell>
          <table:table-cell office:value-type="float" office:value="1748597" calcext:value-type="float">
            <text:p>1748597</text:p>
          </table:table-cell>
        </table:table-row>
        <table:table-row table:style-name="ro1">
          <table:table-cell office:value-type="string" calcext:value-type="string">
            <text:p>2020-06-29 15:16:55.238869</text:p>
          </table:table-cell>
          <table:table-cell office:value-type="float" office:value="24.150227" calcext:value-type="float">
            <text:p>24.150227</text:p>
          </table:table-cell>
          <table:table-cell table:formula="of:=[.E115]-[.D115]" office:value-type="float" office:value="288948" calcext:value-type="float">
            <text:p>288948</text:p>
          </table:table-cell>
          <table:table-cell office:value-type="float" office:value="1532609" calcext:value-type="float">
            <text:p>1532609</text:p>
          </table:table-cell>
          <table:table-cell office:value-type="float" office:value="1821557" calcext:value-type="float">
            <text:p>1821557</text:p>
          </table:table-cell>
        </table:table-row>
        <table:table-row table:style-name="ro1">
          <table:table-cell office:value-type="string" calcext:value-type="string">
            <text:p>2020-06-29 15:16:55.342357</text:p>
          </table:table-cell>
          <table:table-cell office:value-type="float" office:value="24.253715" calcext:value-type="float">
            <text:p>24.253715</text:p>
          </table:table-cell>
          <table:table-cell table:formula="of:=[.E116]-[.D116]" office:value-type="float" office:value="288948" calcext:value-type="float">
            <text:p>288948</text:p>
          </table:table-cell>
          <table:table-cell office:value-type="float" office:value="1590449" calcext:value-type="float">
            <text:p>1590449</text:p>
          </table:table-cell>
          <table:table-cell office:value-type="float" office:value="1879397" calcext:value-type="float">
            <text:p>1879397</text:p>
          </table:table-cell>
        </table:table-row>
        <table:table-row table:style-name="ro1">
          <table:table-cell office:value-type="string" calcext:value-type="string">
            <text:p>2020-06-29 15:16:55.445928</text:p>
          </table:table-cell>
          <table:table-cell office:value-type="float" office:value="24.357286" calcext:value-type="float">
            <text:p>24.357286</text:p>
          </table:table-cell>
          <table:table-cell table:formula="of:=[.E117]-[.D117]" office:value-type="float" office:value="288948" calcext:value-type="float">
            <text:p>288948</text:p>
          </table:table-cell>
          <table:table-cell office:value-type="float" office:value="1639649" calcext:value-type="float">
            <text:p>1639649</text:p>
          </table:table-cell>
          <table:table-cell office:value-type="float" office:value="1928597" calcext:value-type="float">
            <text:p>1928597</text:p>
          </table:table-cell>
        </table:table-row>
        <table:table-row table:style-name="ro1">
          <table:table-cell office:value-type="string" calcext:value-type="string">
            <text:p>2020-06-29 15:16:55.549431</text:p>
          </table:table-cell>
          <table:table-cell office:value-type="float" office:value="24.460789" calcext:value-type="float">
            <text:p>24.460789</text:p>
          </table:table-cell>
          <table:table-cell table:formula="of:=[.E118]-[.D118]" office:value-type="float" office:value="288948" calcext:value-type="float">
            <text:p>288948</text:p>
          </table:table-cell>
          <table:table-cell office:value-type="float" office:value="1683569" calcext:value-type="float">
            <text:p>1683569</text:p>
          </table:table-cell>
          <table:table-cell office:value-type="float" office:value="1972517" calcext:value-type="float">
            <text:p>1972517</text:p>
          </table:table-cell>
        </table:table-row>
        <table:table-row table:style-name="ro1">
          <table:table-cell office:value-type="string" calcext:value-type="string">
            <text:p>2020-06-29 15:16:55.653092</text:p>
          </table:table-cell>
          <table:table-cell office:value-type="float" office:value="24.56445" calcext:value-type="float">
            <text:p>24.56445</text:p>
          </table:table-cell>
          <table:table-cell table:formula="of:=[.E119]-[.D119]" office:value-type="float" office:value="288948" calcext:value-type="float">
            <text:p>288948</text:p>
          </table:table-cell>
          <table:table-cell office:value-type="float" office:value="1722689" calcext:value-type="float">
            <text:p>1722689</text:p>
          </table:table-cell>
          <table:table-cell office:value-type="float" office:value="2011637" calcext:value-type="float">
            <text:p>2011637</text:p>
          </table:table-cell>
        </table:table-row>
        <table:table-row table:style-name="ro1">
          <table:table-cell office:value-type="string" calcext:value-type="string">
            <text:p>2020-06-29 15:16:55.757274</text:p>
          </table:table-cell>
          <table:table-cell office:value-type="float" office:value="24.668632" calcext:value-type="float">
            <text:p>24.668632</text:p>
          </table:table-cell>
          <table:table-cell table:formula="of:=[.E120]-[.D120]" office:value-type="float" office:value="288948" calcext:value-type="float">
            <text:p>288948</text:p>
          </table:table-cell>
          <table:table-cell office:value-type="float" office:value="1758449" calcext:value-type="float">
            <text:p>1758449</text:p>
          </table:table-cell>
          <table:table-cell office:value-type="float" office:value="2047397" calcext:value-type="float">
            <text:p>2047397</text:p>
          </table:table-cell>
        </table:table-row>
        <table:table-row table:style-name="ro1">
          <table:table-cell office:value-type="string" calcext:value-type="string">
            <text:p>2020-06-29 15:16:55.861048</text:p>
          </table:table-cell>
          <table:table-cell office:value-type="float" office:value="24.772406" calcext:value-type="float">
            <text:p>24.772406</text:p>
          </table:table-cell>
          <table:table-cell table:formula="of:=[.E121]-[.D121]" office:value-type="float" office:value="288948" calcext:value-type="float">
            <text:p>288948</text:p>
          </table:table-cell>
          <table:table-cell office:value-type="float" office:value="1792049" calcext:value-type="float">
            <text:p>1792049</text:p>
          </table:table-cell>
          <table:table-cell office:value-type="float" office:value="2080997" calcext:value-type="float">
            <text:p>2080997</text:p>
          </table:table-cell>
        </table:table-row>
        <table:table-row table:style-name="ro1">
          <table:table-cell office:value-type="string" calcext:value-type="string">
            <text:p>2020-06-29 15:16:55.964701</text:p>
          </table:table-cell>
          <table:table-cell office:value-type="float" office:value="24.876059" calcext:value-type="float">
            <text:p>24.876059</text:p>
          </table:table-cell>
          <table:table-cell table:formula="of:=[.E122]-[.D122]" office:value-type="float" office:value="288948" calcext:value-type="float">
            <text:p>288948</text:p>
          </table:table-cell>
          <table:table-cell office:value-type="float" office:value="1823729" calcext:value-type="float">
            <text:p>1823729</text:p>
          </table:table-cell>
          <table:table-cell office:value-type="float" office:value="2112677" calcext:value-type="float">
            <text:p>2112677</text:p>
          </table:table-cell>
        </table:table-row>
        <table:table-row table:style-name="ro1">
          <table:table-cell office:value-type="string" calcext:value-type="string">
            <text:p>2020-06-29 15:16:56.068351</text:p>
          </table:table-cell>
          <table:table-cell office:value-type="float" office:value="24.979709" calcext:value-type="float">
            <text:p>24.979709</text:p>
          </table:table-cell>
          <table:table-cell table:formula="of:=[.E123]-[.D123]" office:value-type="float" office:value="288948" calcext:value-type="float">
            <text:p>288948</text:p>
          </table:table-cell>
          <table:table-cell office:value-type="float" office:value="1853489" calcext:value-type="float">
            <text:p>1853489</text:p>
          </table:table-cell>
          <table:table-cell office:value-type="float" office:value="2142437" calcext:value-type="float">
            <text:p>2142437</text:p>
          </table:table-cell>
        </table:table-row>
        <table:table-row table:style-name="ro1">
          <table:table-cell office:value-type="string" calcext:value-type="string">
            <text:p>2020-06-29 15:16:56.172015</text:p>
          </table:table-cell>
          <table:table-cell office:value-type="float" office:value="25.083373" calcext:value-type="float">
            <text:p>25.083373</text:p>
          </table:table-cell>
          <table:table-cell table:formula="of:=[.E124]-[.D124]" office:value-type="float" office:value="288948" calcext:value-type="float">
            <text:p>288948</text:p>
          </table:table-cell>
          <table:table-cell office:value-type="float" office:value="1882049" calcext:value-type="float">
            <text:p>1882049</text:p>
          </table:table-cell>
          <table:table-cell office:value-type="float" office:value="2170997" calcext:value-type="float">
            <text:p>2170997</text:p>
          </table:table-cell>
        </table:table-row>
        <table:table-row table:style-name="ro1">
          <table:table-cell office:value-type="string" calcext:value-type="string">
            <text:p>2020-06-29 15:16:56.275728</text:p>
          </table:table-cell>
          <table:table-cell office:value-type="float" office:value="25.187086" calcext:value-type="float">
            <text:p>25.187086</text:p>
          </table:table-cell>
          <table:table-cell table:formula="of:=[.E125]-[.D125]" office:value-type="float" office:value="288948" calcext:value-type="float">
            <text:p>288948</text:p>
          </table:table-cell>
          <table:table-cell office:value-type="float" office:value="1909169" calcext:value-type="float">
            <text:p>1909169</text:p>
          </table:table-cell>
          <table:table-cell office:value-type="float" office:value="2198117" calcext:value-type="float">
            <text:p>2198117</text:p>
          </table:table-cell>
        </table:table-row>
        <table:table-row table:style-name="ro1">
          <table:table-cell office:value-type="string" calcext:value-type="string">
            <text:p>2020-06-29 15:16:56.379482</text:p>
          </table:table-cell>
          <table:table-cell office:value-type="float" office:value="25.29084" calcext:value-type="float">
            <text:p>25.29084</text:p>
          </table:table-cell>
          <table:table-cell table:formula="of:=[.E126]-[.D126]" office:value-type="float" office:value="288948" calcext:value-type="float">
            <text:p>288948</text:p>
          </table:table-cell>
          <table:table-cell office:value-type="float" office:value="1935089" calcext:value-type="float">
            <text:p>1935089</text:p>
          </table:table-cell>
          <table:table-cell office:value-type="float" office:value="2224037" calcext:value-type="float">
            <text:p>2224037</text:p>
          </table:table-cell>
        </table:table-row>
        <table:table-row table:style-name="ro1">
          <table:table-cell office:value-type="string" calcext:value-type="string">
            <text:p>2020-06-29 15:16:56.483288</text:p>
          </table:table-cell>
          <table:table-cell office:value-type="float" office:value="25.394646" calcext:value-type="float">
            <text:p>25.394646</text:p>
          </table:table-cell>
          <table:table-cell table:formula="of:=[.E127]-[.D127]" office:value-type="float" office:value="288948" calcext:value-type="float">
            <text:p>288948</text:p>
          </table:table-cell>
          <table:table-cell office:value-type="float" office:value="1960289" calcext:value-type="float">
            <text:p>1960289</text:p>
          </table:table-cell>
          <table:table-cell office:value-type="float" office:value="2249237" calcext:value-type="float">
            <text:p>2249237</text:p>
          </table:table-cell>
        </table:table-row>
        <table:table-row table:style-name="ro1">
          <table:table-cell office:value-type="string" calcext:value-type="string">
            <text:p>2020-06-29 15:16:56.587045</text:p>
          </table:table-cell>
          <table:table-cell office:value-type="float" office:value="25.498403" calcext:value-type="float">
            <text:p>25.498403</text:p>
          </table:table-cell>
          <table:table-cell table:formula="of:=[.E128]-[.D128]" office:value-type="float" office:value="288948" calcext:value-type="float">
            <text:p>288948</text:p>
          </table:table-cell>
          <table:table-cell office:value-type="float" office:value="1984529" calcext:value-type="float">
            <text:p>1984529</text:p>
          </table:table-cell>
          <table:table-cell office:value-type="float" office:value="2273477" calcext:value-type="float">
            <text:p>2273477</text:p>
          </table:table-cell>
        </table:table-row>
        <table:table-row table:style-name="ro1">
          <table:table-cell office:value-type="string" calcext:value-type="string">
            <text:p>2020-06-29 15:16:56.690769</text:p>
          </table:table-cell>
          <table:table-cell office:value-type="float" office:value="25.602127" calcext:value-type="float">
            <text:p>25.602127</text:p>
          </table:table-cell>
          <table:table-cell table:formula="of:=[.E129]-[.D129]" office:value-type="float" office:value="288948" calcext:value-type="float">
            <text:p>288948</text:p>
          </table:table-cell>
          <table:table-cell office:value-type="float" office:value="2008049" calcext:value-type="float">
            <text:p>2008049</text:p>
          </table:table-cell>
          <table:table-cell office:value-type="float" office:value="2296997" calcext:value-type="float">
            <text:p>2296997</text:p>
          </table:table-cell>
        </table:table-row>
        <table:table-row table:style-name="ro1">
          <table:table-cell office:value-type="string" calcext:value-type="string">
            <text:p>2020-06-29 15:16:56.794620</text:p>
          </table:table-cell>
          <table:table-cell office:value-type="float" office:value="25.705978" calcext:value-type="float">
            <text:p>25.705978</text:p>
          </table:table-cell>
          <table:table-cell table:formula="of:=[.E130]-[.D130]" office:value-type="float" office:value="288948" calcext:value-type="float">
            <text:p>288948</text:p>
          </table:table-cell>
          <table:table-cell office:value-type="float" office:value="2030609" calcext:value-type="float">
            <text:p>2030609</text:p>
          </table:table-cell>
          <table:table-cell office:value-type="float" office:value="2319557" calcext:value-type="float">
            <text:p>2319557</text:p>
          </table:table-cell>
        </table:table-row>
        <table:table-row table:style-name="ro1">
          <table:table-cell office:value-type="string" calcext:value-type="string">
            <text:p>2020-06-29 15:16:56.898447</text:p>
          </table:table-cell>
          <table:table-cell office:value-type="float" office:value="25.809805" calcext:value-type="float">
            <text:p>25.809805</text:p>
          </table:table-cell>
          <table:table-cell table:formula="of:=[.E131]-[.D131]" office:value-type="float" office:value="288948" calcext:value-type="float">
            <text:p>288948</text:p>
          </table:table-cell>
          <table:table-cell office:value-type="float" office:value="2050289" calcext:value-type="float">
            <text:p>2050289</text:p>
          </table:table-cell>
          <table:table-cell office:value-type="float" office:value="2339237" calcext:value-type="float">
            <text:p>2339237</text:p>
          </table:table-cell>
        </table:table-row>
        <table:table-row table:style-name="ro1">
          <table:table-cell office:value-type="string" calcext:value-type="string">
            <text:p>2020-06-29 15:16:57.002233</text:p>
          </table:table-cell>
          <table:table-cell office:value-type="float" office:value="25.913591" calcext:value-type="float">
            <text:p>25.913591</text:p>
          </table:table-cell>
          <table:table-cell table:formula="of:=[.E132]-[.D132]" office:value-type="float" office:value="288948" calcext:value-type="float">
            <text:p>288948</text:p>
          </table:table-cell>
          <table:table-cell office:value-type="float" office:value="959223" calcext:value-type="float">
            <text:p>959223</text:p>
          </table:table-cell>
          <table:table-cell office:value-type="float" office:value="1248171" calcext:value-type="float">
            <text:p>1248171</text:p>
          </table:table-cell>
        </table:table-row>
        <table:table-row table:style-name="ro1">
          <table:table-cell office:value-type="string" calcext:value-type="string">
            <text:p>2020-06-29 15:16:57.106029</text:p>
          </table:table-cell>
          <table:table-cell office:value-type="float" office:value="26.017387" calcext:value-type="float">
            <text:p>26.017387</text:p>
          </table:table-cell>
          <table:table-cell table:formula="of:=[.E133]-[.D133]" office:value-type="float" office:value="288948" calcext:value-type="float">
            <text:p>288948</text:p>
          </table:table-cell>
          <table:table-cell office:value-type="float" office:value="1044183" calcext:value-type="float">
            <text:p>1044183</text:p>
          </table:table-cell>
          <table:table-cell office:value-type="float" office:value="1333131" calcext:value-type="float">
            <text:p>1333131</text:p>
          </table:table-cell>
        </table:table-row>
        <table:table-row table:style-name="ro1">
          <table:table-cell office:value-type="string" calcext:value-type="string">
            <text:p>2020-06-29 15:16:57.209774</text:p>
          </table:table-cell>
          <table:table-cell office:value-type="float" office:value="26.121132" calcext:value-type="float">
            <text:p>26.121132</text:p>
          </table:table-cell>
          <table:table-cell table:formula="of:=[.E134]-[.D134]" office:value-type="float" office:value="288948" calcext:value-type="float">
            <text:p>288948</text:p>
          </table:table-cell>
          <table:table-cell office:value-type="float" office:value="1106583" calcext:value-type="float">
            <text:p>1106583</text:p>
          </table:table-cell>
          <table:table-cell office:value-type="float" office:value="1395531" calcext:value-type="float">
            <text:p>1395531</text:p>
          </table:table-cell>
        </table:table-row>
        <table:table-row table:style-name="ro1">
          <table:table-cell office:value-type="string" calcext:value-type="string">
            <text:p>2020-06-29 15:16:57.313417</text:p>
          </table:table-cell>
          <table:table-cell office:value-type="float" office:value="26.224775" calcext:value-type="float">
            <text:p>26.224775</text:p>
          </table:table-cell>
          <table:table-cell table:formula="of:=[.E135]-[.D135]" office:value-type="float" office:value="288948" calcext:value-type="float">
            <text:p>288948</text:p>
          </table:table-cell>
          <table:table-cell office:value-type="float" office:value="1158183" calcext:value-type="float">
            <text:p>1158183</text:p>
          </table:table-cell>
          <table:table-cell office:value-type="float" office:value="1447131" calcext:value-type="float">
            <text:p>1447131</text:p>
          </table:table-cell>
        </table:table-row>
        <table:table-row table:style-name="ro1">
          <table:table-cell office:value-type="string" calcext:value-type="string">
            <text:p>2020-06-29 15:16:57.417025</text:p>
          </table:table-cell>
          <table:table-cell office:value-type="float" office:value="26.328383" calcext:value-type="float">
            <text:p>26.328383</text:p>
          </table:table-cell>
          <table:table-cell table:formula="of:=[.E136]-[.D136]" office:value-type="float" office:value="288948" calcext:value-type="float">
            <text:p>288948</text:p>
          </table:table-cell>
          <table:table-cell office:value-type="float" office:value="1203543" calcext:value-type="float">
            <text:p>1203543</text:p>
          </table:table-cell>
          <table:table-cell office:value-type="float" office:value="1492491" calcext:value-type="float">
            <text:p>1492491</text:p>
          </table:table-cell>
        </table:table-row>
        <table:table-row table:style-name="ro1">
          <table:table-cell office:value-type="string" calcext:value-type="string">
            <text:p>2020-06-29 15:16:57.520729</text:p>
          </table:table-cell>
          <table:table-cell office:value-type="float" office:value="26.432087" calcext:value-type="float">
            <text:p>26.432087</text:p>
          </table:table-cell>
          <table:table-cell table:formula="of:=[.E137]-[.D137]" office:value-type="float" office:value="288948" calcext:value-type="float">
            <text:p>288948</text:p>
          </table:table-cell>
          <table:table-cell office:value-type="float" office:value="1244103" calcext:value-type="float">
            <text:p>1244103</text:p>
          </table:table-cell>
          <table:table-cell office:value-type="float" office:value="1533051" calcext:value-type="float">
            <text:p>1533051</text:p>
          </table:table-cell>
        </table:table-row>
        <table:table-row table:style-name="ro1">
          <table:table-cell office:value-type="string" calcext:value-type="string">
            <text:p>2020-06-29 15:16:57.624977</text:p>
          </table:table-cell>
          <table:table-cell office:value-type="float" office:value="26.536335" calcext:value-type="float">
            <text:p>26.536335</text:p>
          </table:table-cell>
          <table:table-cell table:formula="of:=[.E138]-[.D138]" office:value-type="float" office:value="288948" calcext:value-type="float">
            <text:p>288948</text:p>
          </table:table-cell>
          <table:table-cell office:value-type="float" office:value="1281303" calcext:value-type="float">
            <text:p>1281303</text:p>
          </table:table-cell>
          <table:table-cell office:value-type="float" office:value="1570251" calcext:value-type="float">
            <text:p>1570251</text:p>
          </table:table-cell>
        </table:table-row>
        <table:table-row table:style-name="ro1">
          <table:table-cell office:value-type="string" calcext:value-type="string">
            <text:p>2020-06-29 15:16:57.728734</text:p>
          </table:table-cell>
          <table:table-cell office:value-type="float" office:value="26.640092" calcext:value-type="float">
            <text:p>26.640092</text:p>
          </table:table-cell>
          <table:table-cell table:formula="of:=[.E139]-[.D139]" office:value-type="float" office:value="288948" calcext:value-type="float">
            <text:p>288948</text:p>
          </table:table-cell>
          <table:table-cell office:value-type="float" office:value="1315863" calcext:value-type="float">
            <text:p>1315863</text:p>
          </table:table-cell>
          <table:table-cell office:value-type="float" office:value="1604811" calcext:value-type="float">
            <text:p>1604811</text:p>
          </table:table-cell>
        </table:table-row>
        <table:table-row table:style-name="ro1">
          <table:table-cell office:value-type="string" calcext:value-type="string">
            <text:p>2020-06-29 15:16:57.832585</text:p>
          </table:table-cell>
          <table:table-cell office:value-type="float" office:value="26.743943" calcext:value-type="float">
            <text:p>26.743943</text:p>
          </table:table-cell>
          <table:table-cell table:formula="of:=[.E140]-[.D140]" office:value-type="float" office:value="288948" calcext:value-type="float">
            <text:p>288948</text:p>
          </table:table-cell>
          <table:table-cell office:value-type="float" office:value="1348023" calcext:value-type="float">
            <text:p>1348023</text:p>
          </table:table-cell>
          <table:table-cell office:value-type="float" office:value="1636971" calcext:value-type="float">
            <text:p>1636971</text:p>
          </table:table-cell>
        </table:table-row>
        <table:table-row table:style-name="ro1">
          <table:table-cell office:value-type="string" calcext:value-type="string">
            <text:p>2020-06-29 15:16:57.936420</text:p>
          </table:table-cell>
          <table:table-cell office:value-type="float" office:value="26.847778" calcext:value-type="float">
            <text:p>26.847778</text:p>
          </table:table-cell>
          <table:table-cell table:formula="of:=[.E141]-[.D141]" office:value-type="float" office:value="288948" calcext:value-type="float">
            <text:p>288948</text:p>
          </table:table-cell>
          <table:table-cell office:value-type="float" office:value="1378503" calcext:value-type="float">
            <text:p>1378503</text:p>
          </table:table-cell>
          <table:table-cell office:value-type="float" office:value="1667451" calcext:value-type="float">
            <text:p>1667451</text:p>
          </table:table-cell>
        </table:table-row>
        <table:table-row table:style-name="ro1">
          <table:table-cell office:value-type="string" calcext:value-type="string">
            <text:p>2020-06-29 15:16:58.040266</text:p>
          </table:table-cell>
          <table:table-cell office:value-type="float" office:value="26.951624" calcext:value-type="float">
            <text:p>26.951624</text:p>
          </table:table-cell>
          <table:table-cell table:formula="of:=[.E142]-[.D142]" office:value-type="float" office:value="288948" calcext:value-type="float">
            <text:p>288948</text:p>
          </table:table-cell>
          <table:table-cell office:value-type="float" office:value="1407303" calcext:value-type="float">
            <text:p>1407303</text:p>
          </table:table-cell>
          <table:table-cell office:value-type="float" office:value="1696251" calcext:value-type="float">
            <text:p>1696251</text:p>
          </table:table-cell>
        </table:table-row>
        <table:table-row table:style-name="ro1">
          <table:table-cell office:value-type="string" calcext:value-type="string">
            <text:p>2020-06-29 15:16:58.144076</text:p>
          </table:table-cell>
          <table:table-cell office:value-type="float" office:value="27.055434" calcext:value-type="float">
            <text:p>27.055434</text:p>
          </table:table-cell>
          <table:table-cell table:formula="of:=[.E143]-[.D143]" office:value-type="float" office:value="288948" calcext:value-type="float">
            <text:p>288948</text:p>
          </table:table-cell>
          <table:table-cell office:value-type="float" office:value="1434903" calcext:value-type="float">
            <text:p>1434903</text:p>
          </table:table-cell>
          <table:table-cell office:value-type="float" office:value="1723851" calcext:value-type="float">
            <text:p>1723851</text:p>
          </table:table-cell>
        </table:table-row>
        <table:table-row table:style-name="ro1">
          <table:table-cell office:value-type="string" calcext:value-type="string">
            <text:p>2020-06-29 15:16:58.247862</text:p>
          </table:table-cell>
          <table:table-cell office:value-type="float" office:value="27.15922" calcext:value-type="float">
            <text:p>27.15922</text:p>
          </table:table-cell>
          <table:table-cell table:formula="of:=[.E144]-[.D144]" office:value-type="float" office:value="288948" calcext:value-type="float">
            <text:p>288948</text:p>
          </table:table-cell>
          <table:table-cell office:value-type="float" office:value="1461303" calcext:value-type="float">
            <text:p>1461303</text:p>
          </table:table-cell>
          <table:table-cell office:value-type="float" office:value="1750251" calcext:value-type="float">
            <text:p>1750251</text:p>
          </table:table-cell>
        </table:table-row>
        <table:table-row table:style-name="ro1">
          <table:table-cell office:value-type="string" calcext:value-type="string">
            <text:p>2020-06-29 15:16:58.351664</text:p>
          </table:table-cell>
          <table:table-cell office:value-type="float" office:value="27.263022" calcext:value-type="float">
            <text:p>27.263022</text:p>
          </table:table-cell>
          <table:table-cell table:formula="of:=[.E145]-[.D145]" office:value-type="float" office:value="288948" calcext:value-type="float">
            <text:p>288948</text:p>
          </table:table-cell>
          <table:table-cell office:value-type="float" office:value="1486743" calcext:value-type="float">
            <text:p>1486743</text:p>
          </table:table-cell>
          <table:table-cell office:value-type="float" office:value="1775691" calcext:value-type="float">
            <text:p>1775691</text:p>
          </table:table-cell>
        </table:table-row>
        <table:table-row table:style-name="ro1">
          <table:table-cell office:value-type="string" calcext:value-type="string">
            <text:p>2020-06-29 15:16:58.455490</text:p>
          </table:table-cell>
          <table:table-cell office:value-type="float" office:value="27.366848" calcext:value-type="float">
            <text:p>27.366848</text:p>
          </table:table-cell>
          <table:table-cell table:formula="of:=[.E146]-[.D146]" office:value-type="float" office:value="288948" calcext:value-type="float">
            <text:p>288948</text:p>
          </table:table-cell>
          <table:table-cell office:value-type="float" office:value="1511223" calcext:value-type="float">
            <text:p>1511223</text:p>
          </table:table-cell>
          <table:table-cell office:value-type="float" office:value="1800171" calcext:value-type="float">
            <text:p>1800171</text:p>
          </table:table-cell>
        </table:table-row>
        <table:table-row table:style-name="ro1">
          <table:table-cell office:value-type="string" calcext:value-type="string">
            <text:p>2020-06-29 15:16:58.559304</text:p>
          </table:table-cell>
          <table:table-cell office:value-type="float" office:value="27.470662" calcext:value-type="float">
            <text:p>27.470662</text:p>
          </table:table-cell>
          <table:table-cell table:formula="of:=[.E147]-[.D147]" office:value-type="float" office:value="288948" calcext:value-type="float">
            <text:p>288948</text:p>
          </table:table-cell>
          <table:table-cell office:value-type="float" office:value="1534743" calcext:value-type="float">
            <text:p>1534743</text:p>
          </table:table-cell>
          <table:table-cell office:value-type="float" office:value="1823691" calcext:value-type="float">
            <text:p>1823691</text:p>
          </table:table-cell>
        </table:table-row>
        <table:table-row table:style-name="ro1">
          <table:table-cell office:value-type="string" calcext:value-type="string">
            <text:p>2020-06-29 15:16:58.663154</text:p>
          </table:table-cell>
          <table:table-cell office:value-type="float" office:value="27.574512" calcext:value-type="float">
            <text:p>27.574512</text:p>
          </table:table-cell>
          <table:table-cell table:formula="of:=[.E148]-[.D148]" office:value-type="float" office:value="288948" calcext:value-type="float">
            <text:p>288948</text:p>
          </table:table-cell>
          <table:table-cell office:value-type="float" office:value="1557543" calcext:value-type="float">
            <text:p>1557543</text:p>
          </table:table-cell>
          <table:table-cell office:value-type="float" office:value="1846491" calcext:value-type="float">
            <text:p>1846491</text:p>
          </table:table-cell>
        </table:table-row>
        <table:table-row table:style-name="ro1">
          <table:table-cell office:value-type="string" calcext:value-type="string">
            <text:p>2020-06-29 15:16:58.766982</text:p>
          </table:table-cell>
          <table:table-cell office:value-type="float" office:value="27.67834" calcext:value-type="float">
            <text:p>27.67834</text:p>
          </table:table-cell>
          <table:table-cell table:formula="of:=[.E149]-[.D149]" office:value-type="float" office:value="288948" calcext:value-type="float">
            <text:p>288948</text:p>
          </table:table-cell>
          <table:table-cell office:value-type="float" office:value="1579383" calcext:value-type="float">
            <text:p>1579383</text:p>
          </table:table-cell>
          <table:table-cell office:value-type="float" office:value="1868331" calcext:value-type="float">
            <text:p>1868331</text:p>
          </table:table-cell>
        </table:table-row>
        <table:table-row table:style-name="ro1">
          <table:table-cell office:value-type="string" calcext:value-type="string">
            <text:p>2020-06-29 15:16:58.870898</text:p>
          </table:table-cell>
          <table:table-cell office:value-type="float" office:value="27.782256" calcext:value-type="float">
            <text:p>27.782256</text:p>
          </table:table-cell>
          <table:table-cell table:formula="of:=[.E150]-[.D150]" office:value-type="float" office:value="288948" calcext:value-type="float">
            <text:p>288948</text:p>
          </table:table-cell>
          <table:table-cell office:value-type="float" office:value="2400331" calcext:value-type="float">
            <text:p>2400331</text:p>
          </table:table-cell>
          <table:table-cell office:value-type="float" office:value="2689279" calcext:value-type="float">
            <text:p>2689279</text:p>
          </table:table-cell>
        </table:table-row>
        <table:table-row table:style-name="ro1">
          <table:table-cell office:value-type="string" calcext:value-type="string">
            <text:p>2020-06-29 15:16:58.974164</text:p>
          </table:table-cell>
          <table:table-cell office:value-type="float" office:value="27.885522" calcext:value-type="float">
            <text:p>27.885522</text:p>
          </table:table-cell>
          <table:table-cell table:formula="of:=[.E151]-[.D151]" office:value-type="float" office:value="99108" calcext:value-type="float">
            <text:p>99108</text:p>
          </table:table-cell>
          <table:table-cell office:value-type="float" office:value="0" calcext:value-type="float">
            <text:p>0</text:p>
          </table:table-cell>
          <table:table-cell office:value-type="float" office:value="99108" calcext:value-type="float">
            <text:p>99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9T14:20:21.685143770</dc:date>
    <meta:editing-duration>PT2M17S</meta:editing-duration>
    <meta:editing-cycles>1</meta:editing-cycles>
    <meta:document-statistic meta:table-count="1" meta:cell-count="755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247cm" svg:height="19.206cm" xlink:href=".." xlink:type="simple" chart:class="chart:area" chart:style-name="ch1">
        <chart:legend chart:legend-position="end" svg:x="32.645cm" svg:y="9.055cm" style:legend-expansion="high" chart:style-name="ch2"/>
        <chart:plot-area chart:style-name="ch3" table:cell-range-address="memory.B1:memory.D151" chart:data-source-has-labels="both" svg:x="0.684cm" svg:y="0.384cm" svg:width="31.277cm" svg:height="18.438cm">
          <chartooo:coordinate-region svg:x="2.231cm" svg:y="0.384cm" svg:width="29.73cm" svg:height="16.586cm"/>
          <chart:axis chart:dimension="x" chart:name="primary-x" chart:style-name="ch4" chartooo:axis-type="auto">
            <chartooo:date-scale/>
            <chart:categories table:cell-range-address="memory.B2:memory.B1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mory.C2:memory.C151" chart:label-cell-address="memory.C1:memory.C1" chart:class="chart:area">
            <chart:data-point chart:repeated="150"/>
          </chart:series>
          <chart:series chart:style-name="ch7" chart:values-cell-range-address="memory.D2:memory.D151" chart:label-cell-address="memory.D1:memory.D1" chart:class="chart:area">
            <chart:data-point chart:repeated="1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her</text:p>
                <draw:g>
                  <svg:desc>memory.C1:memory.C1</svg:desc>
                </draw:g>
              </table:table-cell>
              <table:table-cell office:value-type="string">
                <text:p>geom</text:p>
                <draw:g>
                  <svg:desc>memory.D1:memory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emory.B2:memory.B151</svg:desc>
                </draw:g>
              </table:table-cell>
              <table:table-cell office:value-type="float" office:value="117548">
                <text:p>117548</text:p>
                <draw:g>
                  <svg:desc>memory.C2:memory.C151</svg:desc>
                </draw:g>
              </table:table-cell>
              <table:table-cell office:value-type="float" office:value="0">
                <text:p>0</text:p>
                <draw:g>
                  <svg:desc>memory.D2:memory.D151</svg:desc>
                </draw:g>
              </table:table-cell>
            </table:table-row>
            <table:table-row>
              <table:table-cell office:value-type="float" office:value="11.658216">
                <text:p>11.658216</text:p>
              </table:table-cell>
              <table:table-cell office:value-type="float" office:value="145228">
                <text:p>145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761605">
                <text:p>11.761605</text:p>
              </table:table-cell>
              <table:table-cell office:value-type="float" office:value="145228">
                <text:p>145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868668">
                <text:p>11.868668</text:p>
              </table:table-cell>
              <table:table-cell office:value-type="float" office:value="145228">
                <text:p>145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976473">
                <text:p>11.976473</text:p>
              </table:table-cell>
              <table:table-cell office:value-type="float" office:value="145228">
                <text:p>145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084771">
                <text:p>12.084771</text:p>
              </table:table-cell>
              <table:table-cell office:value-type="float" office:value="145228">
                <text:p>145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192711">
                <text:p>12.192711</text:p>
              </table:table-cell>
              <table:table-cell office:value-type="float" office:value="145228">
                <text:p>145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301975">
                <text:p>12.301975</text:p>
              </table:table-cell>
              <table:table-cell office:value-type="float" office:value="145228">
                <text:p>145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410834">
                <text:p>12.410834</text:p>
              </table:table-cell>
              <table:table-cell office:value-type="float" office:value="145228">
                <text:p>145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522746">
                <text:p>12.522746</text:p>
              </table:table-cell>
              <table:table-cell office:value-type="float" office:value="145228">
                <text:p>145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638135">
                <text:p>12.638135</text:p>
              </table:table-cell>
              <table:table-cell office:value-type="float" office:value="145228">
                <text:p>145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746375">
                <text:p>12.746375</text:p>
              </table:table-cell>
              <table:table-cell office:value-type="float" office:value="145228">
                <text:p>145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854664">
                <text:p>12.854664</text:p>
              </table:table-cell>
              <table:table-cell office:value-type="float" office:value="145228">
                <text:p>145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963709">
                <text:p>12.963709</text:p>
              </table:table-cell>
              <table:table-cell office:value-type="float" office:value="145228">
                <text:p>145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069334">
                <text:p>13.069334</text:p>
              </table:table-cell>
              <table:table-cell office:value-type="float" office:value="145228">
                <text:p>145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17847">
                <text:p>13.17847</text:p>
              </table:table-cell>
              <table:table-cell office:value-type="float" office:value="145228">
                <text:p>145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288527">
                <text:p>13.288527</text:p>
              </table:table-cell>
              <table:table-cell office:value-type="float" office:value="145228">
                <text:p>145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398238">
                <text:p>13.398238</text:p>
              </table:table-cell>
              <table:table-cell office:value-type="float" office:value="145228">
                <text:p>145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508734">
                <text:p>13.508734</text:p>
              </table:table-cell>
              <table:table-cell office:value-type="float" office:value="145228">
                <text:p>145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618805">
                <text:p>13.618805</text:p>
              </table:table-cell>
              <table:table-cell office:value-type="float" office:value="145228">
                <text:p>145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731325">
                <text:p>13.731325</text:p>
              </table:table-cell>
              <table:table-cell office:value-type="float" office:value="145276">
                <text:p>14527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3.842301">
                <text:p>13.842301</text:p>
              </table:table-cell>
              <table:table-cell office:value-type="float" office:value="145276">
                <text:p>14527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3.95342">
                <text:p>13.95342</text:p>
              </table:table-cell>
              <table:table-cell office:value-type="float" office:value="145276">
                <text:p>14527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4.061563">
                <text:p>14.061563</text:p>
              </table:table-cell>
              <table:table-cell office:value-type="float" office:value="145276">
                <text:p>14527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4.172323">
                <text:p>14.172323</text:p>
              </table:table-cell>
              <table:table-cell office:value-type="float" office:value="145276">
                <text:p>14527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4.283648">
                <text:p>14.283648</text:p>
              </table:table-cell>
              <table:table-cell office:value-type="float" office:value="145276">
                <text:p>14527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4.395258">
                <text:p>14.395258</text:p>
              </table:table-cell>
              <table:table-cell office:value-type="float" office:value="145276">
                <text:p>14527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4.506913">
                <text:p>14.506913</text:p>
              </table:table-cell>
              <table:table-cell office:value-type="float" office:value="145276">
                <text:p>14527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4.620069">
                <text:p>14.620069</text:p>
              </table:table-cell>
              <table:table-cell office:value-type="float" office:value="145276">
                <text:p>14527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4.734098">
                <text:p>14.734098</text:p>
              </table:table-cell>
              <table:table-cell office:value-type="float" office:value="145276">
                <text:p>14527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4.845656">
                <text:p>14.845656</text:p>
              </table:table-cell>
              <table:table-cell office:value-type="float" office:value="145276">
                <text:p>14527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4.957073">
                <text:p>14.957073</text:p>
              </table:table-cell>
              <table:table-cell office:value-type="float" office:value="145276">
                <text:p>14527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5.068992">
                <text:p>15.068992</text:p>
              </table:table-cell>
              <table:table-cell office:value-type="float" office:value="145276">
                <text:p>14527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5.180354">
                <text:p>15.180354</text:p>
              </table:table-cell>
              <table:table-cell office:value-type="float" office:value="145276">
                <text:p>14527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5.292074">
                <text:p>15.292074</text:p>
              </table:table-cell>
              <table:table-cell office:value-type="float" office:value="145276">
                <text:p>14527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5.404184">
                <text:p>15.404184</text:p>
              </table:table-cell>
              <table:table-cell office:value-type="float" office:value="145276">
                <text:p>14527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5.516906">
                <text:p>15.516906</text:p>
              </table:table-cell>
              <table:table-cell office:value-type="float" office:value="145276">
                <text:p>14527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5.629383">
                <text:p>15.629383</text:p>
              </table:table-cell>
              <table:table-cell office:value-type="float" office:value="145276">
                <text:p>14527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15.742975">
                <text:p>15.742975</text:p>
              </table:table-cell>
              <table:table-cell office:value-type="float" office:value="145276">
                <text:p>14527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5.854641">
                <text:p>15.854641</text:p>
              </table:table-cell>
              <table:table-cell office:value-type="float" office:value="145276">
                <text:p>14527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5.967198">
                <text:p>15.967198</text:p>
              </table:table-cell>
              <table:table-cell office:value-type="float" office:value="145276">
                <text:p>14527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6.079057">
                <text:p>16.079057</text:p>
              </table:table-cell>
              <table:table-cell office:value-type="float" office:value="145276">
                <text:p>14527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6.1919">
                <text:p>16.1919</text:p>
              </table:table-cell>
              <table:table-cell office:value-type="float" office:value="145276">
                <text:p>14527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6.304151">
                <text:p>16.304151</text:p>
              </table:table-cell>
              <table:table-cell office:value-type="float" office:value="145276">
                <text:p>14527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6.417109">
                <text:p>16.417109</text:p>
              </table:table-cell>
              <table:table-cell office:value-type="float" office:value="145276">
                <text:p>14527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6.529921">
                <text:p>16.529921</text:p>
              </table:table-cell>
              <table:table-cell office:value-type="float" office:value="145276">
                <text:p>14527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6.644062">
                <text:p>16.644062</text:p>
              </table:table-cell>
              <table:table-cell office:value-type="float" office:value="145276">
                <text:p>14527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6.756643">
                <text:p>16.756643</text:p>
              </table:table-cell>
              <table:table-cell office:value-type="float" office:value="145276">
                <text:p>14527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6.868367">
                <text:p>16.868367</text:p>
              </table:table-cell>
              <table:table-cell office:value-type="float" office:value="145276">
                <text:p>14527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6.981239">
                <text:p>16.981239</text:p>
              </table:table-cell>
              <table:table-cell office:value-type="float" office:value="145276">
                <text:p>14527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7.094052">
                <text:p>17.094052</text:p>
              </table:table-cell>
              <table:table-cell office:value-type="float" office:value="145276">
                <text:p>14527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7.20677">
                <text:p>17.20677</text:p>
              </table:table-cell>
              <table:table-cell office:value-type="float" office:value="145276">
                <text:p>14527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7.319536">
                <text:p>17.319536</text:p>
              </table:table-cell>
              <table:table-cell office:value-type="float" office:value="145276">
                <text:p>14527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7.432368">
                <text:p>17.432368</text:p>
              </table:table-cell>
              <table:table-cell office:value-type="float" office:value="145276">
                <text:p>14527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7.545473">
                <text:p>17.545473</text:p>
              </table:table-cell>
              <table:table-cell office:value-type="float" office:value="145276">
                <text:p>14527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7.658017">
                <text:p>17.658017</text:p>
              </table:table-cell>
              <table:table-cell office:value-type="float" office:value="145276">
                <text:p>145276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float" office:value="17.771266">
                <text:p>17.771266</text:p>
              </table:table-cell>
              <table:table-cell office:value-type="float" office:value="145276">
                <text:p>14527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7.883966">
                <text:p>17.883966</text:p>
              </table:table-cell>
              <table:table-cell office:value-type="float" office:value="145276">
                <text:p>14527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7.994931">
                <text:p>17.994931</text:p>
              </table:table-cell>
              <table:table-cell office:value-type="float" office:value="145276">
                <text:p>14527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8.100769">
                <text:p>18.100769</text:p>
              </table:table-cell>
              <table:table-cell office:value-type="float" office:value="145276">
                <text:p>14527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8.213926">
                <text:p>18.213926</text:p>
              </table:table-cell>
              <table:table-cell office:value-type="float" office:value="145276">
                <text:p>14527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8.328779">
                <text:p>18.328779</text:p>
              </table:table-cell>
              <table:table-cell office:value-type="float" office:value="145276">
                <text:p>14527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8.441829">
                <text:p>18.441829</text:p>
              </table:table-cell>
              <table:table-cell office:value-type="float" office:value="145276">
                <text:p>14527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8.555208">
                <text:p>18.555208</text:p>
              </table:table-cell>
              <table:table-cell office:value-type="float" office:value="145276">
                <text:p>14527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8.66852">
                <text:p>18.66852</text:p>
              </table:table-cell>
              <table:table-cell office:value-type="float" office:value="145276">
                <text:p>14527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8.781583">
                <text:p>18.781583</text:p>
              </table:table-cell>
              <table:table-cell office:value-type="float" office:value="145276">
                <text:p>14527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8.894561">
                <text:p>18.894561</text:p>
              </table:table-cell>
              <table:table-cell office:value-type="float" office:value="145276">
                <text:p>14527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9.007479">
                <text:p>19.007479</text:p>
              </table:table-cell>
              <table:table-cell office:value-type="float" office:value="145276">
                <text:p>14527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9.114915">
                <text:p>19.114915</text:p>
              </table:table-cell>
              <table:table-cell office:value-type="float" office:value="145276">
                <text:p>14527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9.227301">
                <text:p>19.227301</text:p>
              </table:table-cell>
              <table:table-cell office:value-type="float" office:value="145276">
                <text:p>14527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9.332294">
                <text:p>19.332294</text:p>
              </table:table-cell>
              <table:table-cell office:value-type="float" office:value="145276">
                <text:p>14527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9.444549">
                <text:p>19.444549</text:p>
              </table:table-cell>
              <table:table-cell office:value-type="float" office:value="145276">
                <text:p>14527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9.557924">
                <text:p>19.557924</text:p>
              </table:table-cell>
              <table:table-cell office:value-type="float" office:value="145276">
                <text:p>145276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19.667047">
                <text:p>19.667047</text:p>
              </table:table-cell>
              <table:table-cell office:value-type="float" office:value="145276">
                <text:p>145276</text:p>
              </table:table-cell>
              <table:table-cell office:value-type="float" office:value="16184">
                <text:p>16184</text:p>
              </table:table-cell>
            </table:table-row>
            <table:table-row>
              <table:table-cell office:value-type="float" office:value="19.7797">
                <text:p>19.7797</text:p>
              </table:table-cell>
              <table:table-cell office:value-type="float" office:value="145276">
                <text:p>14527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19.892799">
                <text:p>19.892799</text:p>
              </table:table-cell>
              <table:table-cell office:value-type="float" office:value="145276">
                <text:p>14527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20.005378">
                <text:p>20.005378</text:p>
              </table:table-cell>
              <table:table-cell office:value-type="float" office:value="145276">
                <text:p>14527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20.118403">
                <text:p>20.118403</text:p>
              </table:table-cell>
              <table:table-cell office:value-type="float" office:value="145276">
                <text:p>14527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20.231365">
                <text:p>20.231365</text:p>
              </table:table-cell>
              <table:table-cell office:value-type="float" office:value="145276">
                <text:p>14527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20.344508">
                <text:p>20.344508</text:p>
              </table:table-cell>
              <table:table-cell office:value-type="float" office:value="145276">
                <text:p>14527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20.457898">
                <text:p>20.457898</text:p>
              </table:table-cell>
              <table:table-cell office:value-type="float" office:value="145276">
                <text:p>14527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20.570869">
                <text:p>20.570869</text:p>
              </table:table-cell>
              <table:table-cell office:value-type="float" office:value="145276">
                <text:p>14527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20.685224">
                <text:p>20.685224</text:p>
              </table:table-cell>
              <table:table-cell office:value-type="float" office:value="145276">
                <text:p>14527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20.798432">
                <text:p>20.798432</text:p>
              </table:table-cell>
              <table:table-cell office:value-type="float" office:value="145276">
                <text:p>14527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20.911172">
                <text:p>20.911172</text:p>
              </table:table-cell>
              <table:table-cell office:value-type="float" office:value="145276">
                <text:p>14527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21.024067">
                <text:p>21.024067</text:p>
              </table:table-cell>
              <table:table-cell office:value-type="float" office:value="145276">
                <text:p>14527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21.136373">
                <text:p>21.136373</text:p>
              </table:table-cell>
              <table:table-cell office:value-type="float" office:value="145276">
                <text:p>14527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21.249394">
                <text:p>21.249394</text:p>
              </table:table-cell>
              <table:table-cell office:value-type="float" office:value="145276">
                <text:p>14527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21.362081">
                <text:p>21.362081</text:p>
              </table:table-cell>
              <table:table-cell office:value-type="float" office:value="145276">
                <text:p>14527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21.475074">
                <text:p>21.475074</text:p>
              </table:table-cell>
              <table:table-cell office:value-type="float" office:value="145276">
                <text:p>14527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21.58772">
                <text:p>21.58772</text:p>
              </table:table-cell>
              <table:table-cell office:value-type="float" office:value="145276">
                <text:p>145276</text:p>
              </table:table-cell>
              <table:table-cell office:value-type="float" office:value="32067">
                <text:p>32067</text:p>
              </table:table-cell>
            </table:table-row>
            <table:table-row>
              <table:table-cell office:value-type="float" office:value="21.700483">
                <text:p>21.700483</text:p>
              </table:table-cell>
              <table:table-cell office:value-type="float" office:value="145276">
                <text:p>145276</text:p>
              </table:table-cell>
              <table:table-cell office:value-type="float" office:value="284449">
                <text:p>284449</text:p>
              </table:table-cell>
            </table:table-row>
            <table:table-row>
              <table:table-cell office:value-type="float" office:value="21.81305">
                <text:p>21.81305</text:p>
              </table:table-cell>
              <table:table-cell office:value-type="float" office:value="145276">
                <text:p>145276</text:p>
              </table:table-cell>
              <table:table-cell office:value-type="float" office:value="230583">
                <text:p>230583</text:p>
              </table:table-cell>
            </table:table-row>
            <table:table-row>
              <table:table-cell office:value-type="float" office:value="21.916815">
                <text:p>21.916815</text:p>
              </table:table-cell>
              <table:table-cell office:value-type="float" office:value="288948">
                <text:p>288948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22.020765">
                <text:p>22.020765</text:p>
              </table:table-cell>
              <table:table-cell office:value-type="float" office:value="288948">
                <text:p>288948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22.133376">
                <text:p>22.133376</text:p>
              </table:table-cell>
              <table:table-cell office:value-type="float" office:value="288948">
                <text:p>288948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22.246467">
                <text:p>22.246467</text:p>
              </table:table-cell>
              <table:table-cell office:value-type="float" office:value="288948">
                <text:p>288948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22.359156">
                <text:p>22.359156</text:p>
              </table:table-cell>
              <table:table-cell office:value-type="float" office:value="288948">
                <text:p>288948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22.472261">
                <text:p>22.472261</text:p>
              </table:table-cell>
              <table:table-cell office:value-type="float" office:value="288948">
                <text:p>288948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22.585674">
                <text:p>22.585674</text:p>
              </table:table-cell>
              <table:table-cell office:value-type="float" office:value="288948">
                <text:p>288948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22.700289">
                <text:p>22.700289</text:p>
              </table:table-cell>
              <table:table-cell office:value-type="float" office:value="288948">
                <text:p>288948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22.813186">
                <text:p>22.813186</text:p>
              </table:table-cell>
              <table:table-cell office:value-type="float" office:value="288948">
                <text:p>288948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22.926677">
                <text:p>22.926677</text:p>
              </table:table-cell>
              <table:table-cell office:value-type="float" office:value="288948">
                <text:p>288948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23.039006">
                <text:p>23.039006</text:p>
              </table:table-cell>
              <table:table-cell office:value-type="float" office:value="288948">
                <text:p>288948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23.151848">
                <text:p>23.151848</text:p>
              </table:table-cell>
              <table:table-cell office:value-type="float" office:value="288948">
                <text:p>288948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23.264648">
                <text:p>23.264648</text:p>
              </table:table-cell>
              <table:table-cell office:value-type="float" office:value="288948">
                <text:p>288948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23.377344">
                <text:p>23.377344</text:p>
              </table:table-cell>
              <table:table-cell office:value-type="float" office:value="288948">
                <text:p>288948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23.490423">
                <text:p>23.490423</text:p>
              </table:table-cell>
              <table:table-cell office:value-type="float" office:value="288948">
                <text:p>288948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23.603556">
                <text:p>23.603556</text:p>
              </table:table-cell>
              <table:table-cell office:value-type="float" office:value="288948">
                <text:p>288948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23.716751">
                <text:p>23.716751</text:p>
              </table:table-cell>
              <table:table-cell office:value-type="float" office:value="288948">
                <text:p>288948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23.830022">
                <text:p>23.830022</text:p>
              </table:table-cell>
              <table:table-cell office:value-type="float" office:value="288948">
                <text:p>288948</text:p>
              </table:table-cell>
              <table:table-cell office:value-type="float" office:value="320067">
                <text:p>320067</text:p>
              </table:table-cell>
            </table:table-row>
            <table:table-row>
              <table:table-cell office:value-type="float" office:value="23.942674">
                <text:p>23.942674</text:p>
              </table:table-cell>
              <table:table-cell office:value-type="float" office:value="288948">
                <text:p>288948</text:p>
              </table:table-cell>
              <table:table-cell office:value-type="float" office:value="1340849">
                <text:p>1340849</text:p>
              </table:table-cell>
            </table:table-row>
            <table:table-row>
              <table:table-cell office:value-type="float" office:value="24.046671">
                <text:p>24.046671</text:p>
              </table:table-cell>
              <table:table-cell office:value-type="float" office:value="288948">
                <text:p>288948</text:p>
              </table:table-cell>
              <table:table-cell office:value-type="float" office:value="1459649">
                <text:p>1459649</text:p>
              </table:table-cell>
            </table:table-row>
            <table:table-row>
              <table:table-cell office:value-type="float" office:value="24.150227">
                <text:p>24.150227</text:p>
              </table:table-cell>
              <table:table-cell office:value-type="float" office:value="288948">
                <text:p>288948</text:p>
              </table:table-cell>
              <table:table-cell office:value-type="float" office:value="1532609">
                <text:p>1532609</text:p>
              </table:table-cell>
            </table:table-row>
            <table:table-row>
              <table:table-cell office:value-type="float" office:value="24.253715">
                <text:p>24.253715</text:p>
              </table:table-cell>
              <table:table-cell office:value-type="float" office:value="288948">
                <text:p>288948</text:p>
              </table:table-cell>
              <table:table-cell office:value-type="float" office:value="1590449">
                <text:p>1590449</text:p>
              </table:table-cell>
            </table:table-row>
            <table:table-row>
              <table:table-cell office:value-type="float" office:value="24.357286">
                <text:p>24.357286</text:p>
              </table:table-cell>
              <table:table-cell office:value-type="float" office:value="288948">
                <text:p>288948</text:p>
              </table:table-cell>
              <table:table-cell office:value-type="float" office:value="1639649">
                <text:p>1639649</text:p>
              </table:table-cell>
            </table:table-row>
            <table:table-row>
              <table:table-cell office:value-type="float" office:value="24.460789">
                <text:p>24.460789</text:p>
              </table:table-cell>
              <table:table-cell office:value-type="float" office:value="288948">
                <text:p>288948</text:p>
              </table:table-cell>
              <table:table-cell office:value-type="float" office:value="1683569">
                <text:p>1683569</text:p>
              </table:table-cell>
            </table:table-row>
            <table:table-row>
              <table:table-cell office:value-type="float" office:value="24.56445">
                <text:p>24.56445</text:p>
              </table:table-cell>
              <table:table-cell office:value-type="float" office:value="288948">
                <text:p>288948</text:p>
              </table:table-cell>
              <table:table-cell office:value-type="float" office:value="1722689">
                <text:p>1722689</text:p>
              </table:table-cell>
            </table:table-row>
            <table:table-row>
              <table:table-cell office:value-type="float" office:value="24.668632">
                <text:p>24.668632</text:p>
              </table:table-cell>
              <table:table-cell office:value-type="float" office:value="288948">
                <text:p>288948</text:p>
              </table:table-cell>
              <table:table-cell office:value-type="float" office:value="1758449">
                <text:p>1758449</text:p>
              </table:table-cell>
            </table:table-row>
            <table:table-row>
              <table:table-cell office:value-type="float" office:value="24.772406">
                <text:p>24.772406</text:p>
              </table:table-cell>
              <table:table-cell office:value-type="float" office:value="288948">
                <text:p>288948</text:p>
              </table:table-cell>
              <table:table-cell office:value-type="float" office:value="1792049">
                <text:p>1792049</text:p>
              </table:table-cell>
            </table:table-row>
            <table:table-row>
              <table:table-cell office:value-type="float" office:value="24.876059">
                <text:p>24.876059</text:p>
              </table:table-cell>
              <table:table-cell office:value-type="float" office:value="288948">
                <text:p>288948</text:p>
              </table:table-cell>
              <table:table-cell office:value-type="float" office:value="1823729">
                <text:p>1823729</text:p>
              </table:table-cell>
            </table:table-row>
            <table:table-row>
              <table:table-cell office:value-type="float" office:value="24.979709">
                <text:p>24.979709</text:p>
              </table:table-cell>
              <table:table-cell office:value-type="float" office:value="288948">
                <text:p>288948</text:p>
              </table:table-cell>
              <table:table-cell office:value-type="float" office:value="1853489">
                <text:p>1853489</text:p>
              </table:table-cell>
            </table:table-row>
            <table:table-row>
              <table:table-cell office:value-type="float" office:value="25.083373">
                <text:p>25.083373</text:p>
              </table:table-cell>
              <table:table-cell office:value-type="float" office:value="288948">
                <text:p>288948</text:p>
              </table:table-cell>
              <table:table-cell office:value-type="float" office:value="1882049">
                <text:p>1882049</text:p>
              </table:table-cell>
            </table:table-row>
            <table:table-row>
              <table:table-cell office:value-type="float" office:value="25.187086">
                <text:p>25.187086</text:p>
              </table:table-cell>
              <table:table-cell office:value-type="float" office:value="288948">
                <text:p>288948</text:p>
              </table:table-cell>
              <table:table-cell office:value-type="float" office:value="1909169">
                <text:p>1909169</text:p>
              </table:table-cell>
            </table:table-row>
            <table:table-row>
              <table:table-cell office:value-type="float" office:value="25.29084">
                <text:p>25.29084</text:p>
              </table:table-cell>
              <table:table-cell office:value-type="float" office:value="288948">
                <text:p>288948</text:p>
              </table:table-cell>
              <table:table-cell office:value-type="float" office:value="1935089">
                <text:p>1935089</text:p>
              </table:table-cell>
            </table:table-row>
            <table:table-row>
              <table:table-cell office:value-type="float" office:value="25.394646">
                <text:p>25.394646</text:p>
              </table:table-cell>
              <table:table-cell office:value-type="float" office:value="288948">
                <text:p>288948</text:p>
              </table:table-cell>
              <table:table-cell office:value-type="float" office:value="1960289">
                <text:p>1960289</text:p>
              </table:table-cell>
            </table:table-row>
            <table:table-row>
              <table:table-cell office:value-type="float" office:value="25.498403">
                <text:p>25.498403</text:p>
              </table:table-cell>
              <table:table-cell office:value-type="float" office:value="288948">
                <text:p>288948</text:p>
              </table:table-cell>
              <table:table-cell office:value-type="float" office:value="1984529">
                <text:p>1984529</text:p>
              </table:table-cell>
            </table:table-row>
            <table:table-row>
              <table:table-cell office:value-type="float" office:value="25.602127">
                <text:p>25.602127</text:p>
              </table:table-cell>
              <table:table-cell office:value-type="float" office:value="288948">
                <text:p>288948</text:p>
              </table:table-cell>
              <table:table-cell office:value-type="float" office:value="2008049">
                <text:p>2008049</text:p>
              </table:table-cell>
            </table:table-row>
            <table:table-row>
              <table:table-cell office:value-type="float" office:value="25.705978">
                <text:p>25.705978</text:p>
              </table:table-cell>
              <table:table-cell office:value-type="float" office:value="288948">
                <text:p>288948</text:p>
              </table:table-cell>
              <table:table-cell office:value-type="float" office:value="2030609">
                <text:p>2030609</text:p>
              </table:table-cell>
            </table:table-row>
            <table:table-row>
              <table:table-cell office:value-type="float" office:value="25.809805">
                <text:p>25.809805</text:p>
              </table:table-cell>
              <table:table-cell office:value-type="float" office:value="288948">
                <text:p>288948</text:p>
              </table:table-cell>
              <table:table-cell office:value-type="float" office:value="2050289">
                <text:p>2050289</text:p>
              </table:table-cell>
            </table:table-row>
            <table:table-row>
              <table:table-cell office:value-type="float" office:value="25.913591">
                <text:p>25.913591</text:p>
              </table:table-cell>
              <table:table-cell office:value-type="float" office:value="288948">
                <text:p>288948</text:p>
              </table:table-cell>
              <table:table-cell office:value-type="float" office:value="959223">
                <text:p>959223</text:p>
              </table:table-cell>
            </table:table-row>
            <table:table-row>
              <table:table-cell office:value-type="float" office:value="26.017387">
                <text:p>26.017387</text:p>
              </table:table-cell>
              <table:table-cell office:value-type="float" office:value="288948">
                <text:p>288948</text:p>
              </table:table-cell>
              <table:table-cell office:value-type="float" office:value="1044183">
                <text:p>1044183</text:p>
              </table:table-cell>
            </table:table-row>
            <table:table-row>
              <table:table-cell office:value-type="float" office:value="26.121132">
                <text:p>26.121132</text:p>
              </table:table-cell>
              <table:table-cell office:value-type="float" office:value="288948">
                <text:p>288948</text:p>
              </table:table-cell>
              <table:table-cell office:value-type="float" office:value="1106583">
                <text:p>1106583</text:p>
              </table:table-cell>
            </table:table-row>
            <table:table-row>
              <table:table-cell office:value-type="float" office:value="26.224775">
                <text:p>26.224775</text:p>
              </table:table-cell>
              <table:table-cell office:value-type="float" office:value="288948">
                <text:p>288948</text:p>
              </table:table-cell>
              <table:table-cell office:value-type="float" office:value="1158183">
                <text:p>1158183</text:p>
              </table:table-cell>
            </table:table-row>
            <table:table-row>
              <table:table-cell office:value-type="float" office:value="26.328383">
                <text:p>26.328383</text:p>
              </table:table-cell>
              <table:table-cell office:value-type="float" office:value="288948">
                <text:p>288948</text:p>
              </table:table-cell>
              <table:table-cell office:value-type="float" office:value="1203543">
                <text:p>1203543</text:p>
              </table:table-cell>
            </table:table-row>
            <table:table-row>
              <table:table-cell office:value-type="float" office:value="26.432087">
                <text:p>26.432087</text:p>
              </table:table-cell>
              <table:table-cell office:value-type="float" office:value="288948">
                <text:p>288948</text:p>
              </table:table-cell>
              <table:table-cell office:value-type="float" office:value="1244103">
                <text:p>1244103</text:p>
              </table:table-cell>
            </table:table-row>
            <table:table-row>
              <table:table-cell office:value-type="float" office:value="26.536335">
                <text:p>26.536335</text:p>
              </table:table-cell>
              <table:table-cell office:value-type="float" office:value="288948">
                <text:p>288948</text:p>
              </table:table-cell>
              <table:table-cell office:value-type="float" office:value="1281303">
                <text:p>1281303</text:p>
              </table:table-cell>
            </table:table-row>
            <table:table-row>
              <table:table-cell office:value-type="float" office:value="26.640092">
                <text:p>26.640092</text:p>
              </table:table-cell>
              <table:table-cell office:value-type="float" office:value="288948">
                <text:p>288948</text:p>
              </table:table-cell>
              <table:table-cell office:value-type="float" office:value="1315863">
                <text:p>1315863</text:p>
              </table:table-cell>
            </table:table-row>
            <table:table-row>
              <table:table-cell office:value-type="float" office:value="26.743943">
                <text:p>26.743943</text:p>
              </table:table-cell>
              <table:table-cell office:value-type="float" office:value="288948">
                <text:p>288948</text:p>
              </table:table-cell>
              <table:table-cell office:value-type="float" office:value="1348023">
                <text:p>1348023</text:p>
              </table:table-cell>
            </table:table-row>
            <table:table-row>
              <table:table-cell office:value-type="float" office:value="26.847778">
                <text:p>26.847778</text:p>
              </table:table-cell>
              <table:table-cell office:value-type="float" office:value="288948">
                <text:p>288948</text:p>
              </table:table-cell>
              <table:table-cell office:value-type="float" office:value="1378503">
                <text:p>1378503</text:p>
              </table:table-cell>
            </table:table-row>
            <table:table-row>
              <table:table-cell office:value-type="float" office:value="26.951624">
                <text:p>26.951624</text:p>
              </table:table-cell>
              <table:table-cell office:value-type="float" office:value="288948">
                <text:p>288948</text:p>
              </table:table-cell>
              <table:table-cell office:value-type="float" office:value="1407303">
                <text:p>1407303</text:p>
              </table:table-cell>
            </table:table-row>
            <table:table-row>
              <table:table-cell office:value-type="float" office:value="27.055434">
                <text:p>27.055434</text:p>
              </table:table-cell>
              <table:table-cell office:value-type="float" office:value="288948">
                <text:p>288948</text:p>
              </table:table-cell>
              <table:table-cell office:value-type="float" office:value="1434903">
                <text:p>1434903</text:p>
              </table:table-cell>
            </table:table-row>
            <table:table-row>
              <table:table-cell office:value-type="float" office:value="27.15922">
                <text:p>27.15922</text:p>
              </table:table-cell>
              <table:table-cell office:value-type="float" office:value="288948">
                <text:p>288948</text:p>
              </table:table-cell>
              <table:table-cell office:value-type="float" office:value="1461303">
                <text:p>1461303</text:p>
              </table:table-cell>
            </table:table-row>
            <table:table-row>
              <table:table-cell office:value-type="float" office:value="27.263022">
                <text:p>27.263022</text:p>
              </table:table-cell>
              <table:table-cell office:value-type="float" office:value="288948">
                <text:p>288948</text:p>
              </table:table-cell>
              <table:table-cell office:value-type="float" office:value="1486743">
                <text:p>1486743</text:p>
              </table:table-cell>
            </table:table-row>
            <table:table-row>
              <table:table-cell office:value-type="float" office:value="27.366848">
                <text:p>27.366848</text:p>
              </table:table-cell>
              <table:table-cell office:value-type="float" office:value="288948">
                <text:p>288948</text:p>
              </table:table-cell>
              <table:table-cell office:value-type="float" office:value="1511223">
                <text:p>1511223</text:p>
              </table:table-cell>
            </table:table-row>
            <table:table-row>
              <table:table-cell office:value-type="float" office:value="27.470662">
                <text:p>27.470662</text:p>
              </table:table-cell>
              <table:table-cell office:value-type="float" office:value="288948">
                <text:p>288948</text:p>
              </table:table-cell>
              <table:table-cell office:value-type="float" office:value="1534743">
                <text:p>1534743</text:p>
              </table:table-cell>
            </table:table-row>
            <table:table-row>
              <table:table-cell office:value-type="float" office:value="27.574512">
                <text:p>27.574512</text:p>
              </table:table-cell>
              <table:table-cell office:value-type="float" office:value="288948">
                <text:p>288948</text:p>
              </table:table-cell>
              <table:table-cell office:value-type="float" office:value="1557543">
                <text:p>1557543</text:p>
              </table:table-cell>
            </table:table-row>
            <table:table-row>
              <table:table-cell office:value-type="float" office:value="27.67834">
                <text:p>27.67834</text:p>
              </table:table-cell>
              <table:table-cell office:value-type="float" office:value="288948">
                <text:p>288948</text:p>
              </table:table-cell>
              <table:table-cell office:value-type="float" office:value="1579383">
                <text:p>1579383</text:p>
              </table:table-cell>
            </table:table-row>
            <table:table-row>
              <table:table-cell office:value-type="float" office:value="27.782256">
                <text:p>27.782256</text:p>
              </table:table-cell>
              <table:table-cell office:value-type="float" office:value="288948">
                <text:p>288948</text:p>
              </table:table-cell>
              <table:table-cell office:value-type="float" office:value="2400331">
                <text:p>2400331</text:p>
              </table:table-cell>
            </table:table-row>
            <table:table-row>
              <table:table-cell office:value-type="float" office:value="27.885522">
                <text:p>27.885522</text:p>
              </table:table-cell>
              <table:table-cell office:value-type="float" office:value="99108">
                <text:p>991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